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071in"/>
    </style:style>
    <style:style style:name="co2" style:family="table-column">
      <style:table-column-properties fo:break-before="auto" style:column-width="3.7453in"/>
    </style:style>
    <style:style style:name="co3" style:family="table-column">
      <style:table-column-properties fo:break-before="auto" style:column-width="0.7398in"/>
    </style:style>
    <style:style style:name="co4" style:family="table-column">
      <style:table-column-properties fo:break-before="auto" style:column-width="0.7102in"/>
    </style:style>
    <style:style style:name="co5" style:family="table-column">
      <style:table-column-properties fo:break-before="auto" style:column-width="4.7925in"/>
    </style:style>
    <style:style style:name="co6" style:family="table-column">
      <style:table-column-properties fo:break-before="auto" style:column-width="0.7075in"/>
    </style:style>
    <style:style style:name="co7" style:family="table-column">
      <style:table-column-properties fo:break-before="auto" style:column-width="0.6035in"/>
    </style:style>
    <style:style style:name="co8" style:family="table-column">
      <style:table-column-properties fo:break-before="auto" style:column-width="0.4217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8791in"/>
    </style:style>
    <style:style style:name="co11" style:family="table-column">
      <style:table-column-properties fo:break-before="auto" style:column-width="1.1575in"/>
    </style:style>
    <style:style style:name="co12" style:family="table-column">
      <style:table-column-properties fo:break-before="auto" style:column-width="0.8681in"/>
    </style:style>
    <style:style style:name="co13" style:family="table-column">
      <style:table-column-properties fo:break-before="auto" style:column-width="1.0827in"/>
    </style:style>
    <style:style style:name="co14" style:family="table-column">
      <style:table-column-properties fo:break-before="auto" style:column-width="0.9862in"/>
    </style:style>
    <style:style style:name="co15" style:family="table-column">
      <style:table-column-properties fo:break-before="auto" style:column-width="1.2429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5.9661in"/>
    </style:style>
    <style:style style:name="co18" style:family="table-column">
      <style:table-column-properties fo:break-before="auto" style:column-width="6.1272in"/>
    </style:style>
    <style:style style:name="co19" style:family="table-column">
      <style:table-column-properties fo:break-before="auto" style:column-width="0.8283in"/>
    </style:style>
    <style:style style:name="co20" style:family="table-column">
      <style:table-column-properties fo:break-before="auto" style:column-width="0.6591in"/>
    </style:style>
    <style:style style:name="co21" style:family="table-column">
      <style:table-column-properties fo:break-before="auto" style:column-width="1.0339in"/>
    </style:style>
    <style:style style:name="co22" style:family="table-column">
      <style:table-column-properties fo:break-before="auto" style:column-width="5.0917in"/>
    </style:style>
    <style:style style:name="co23" style:family="table-column">
      <style:table-column-properties fo:break-before="auto" style:column-width="0.4in"/>
    </style:style>
    <style:style style:name="co24" style:family="table-column">
      <style:table-column-properties fo:break-before="auto" style:column-width="0.4535in"/>
    </style:style>
    <style:style style:name="co25" style:family="table-column">
      <style:table-column-properties fo:break-before="auto" style:column-width="0.7535in"/>
    </style:style>
    <style:style style:name="co26" style:family="table-column">
      <style:table-column-properties fo:break-before="auto" style:column-width="0.3354in"/>
    </style:style>
    <style:style style:name="co27" style:family="table-column">
      <style:table-column-properties fo:break-before="auto" style:column-width="0.4425in"/>
    </style:style>
    <style:style style:name="co28" style:family="table-column">
      <style:table-column-properties fo:break-before="auto" style:column-width="0.9252in"/>
    </style:style>
    <style:style style:name="co29" style:family="table-column">
      <style:table-column-properties fo:break-before="auto" style:column-width="1.161in"/>
    </style:style>
    <style:style style:name="co30" style:family="table-column">
      <style:table-column-properties fo:break-before="auto" style:column-width="1.3862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ff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33ff99"/>
    </style:style>
    <style:style style:name="ce6" style:family="table-cell" style:parent-style-name="Default" style:data-style-name="N3">
      <style:table-cell-properties fo:background-color="#ff99ff"/>
    </style:style>
    <style:style style:name="ce7" style:family="table-cell" style:parent-style-name="Default" style:data-style-name="N3">
      <style:table-cell-properties fo:background-color="#00ccff"/>
    </style:style>
    <style:style style:name="ce8" style:family="table-cell" style:parent-style-name="Default" style:data-style-name="N3">
      <style:table-cell-properties fo:background-color="#ffff00"/>
    </style:style>
    <style:style style:name="ce9" style:family="table-cell" style:parent-style-name="Default" style:data-style-name="N3">
      <style:table-cell-properties fo:background-color="#33ff99"/>
    </style:style>
    <style:style style:name="ce10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ff"/>
    </style:style>
    <style:style style:name="ce13" style:family="table-cell" style:parent-style-name="Default">
      <style:table-cell-properties fo:background-color="#ffff99"/>
    </style:style>
    <style:style style:name="ce14" style:family="table-cell" style:parent-style-name="Default">
      <style:table-cell-properties fo:background-color="#cfe7f5"/>
    </style:style>
    <style:style style:name="ce15" style:family="table-cell" style:parent-style-name="Default">
      <style:table-cell-properties fo:background-color="#cfe7f5"/>
      <style:text-properties fo:color="#0000ff"/>
    </style:style>
    <style:style style:name="ce16" style:family="table-cell" style:parent-style-name="Default">
      <style:table-cell-properties fo:background-color="#99ff99"/>
    </style:style>
    <style:style style:name="ce17" style:family="table-cell" style:parent-style-name="Default" style:data-style-name="N3">
      <style:table-cell-properties fo:background-color="#99ff99"/>
    </style:style>
    <style:style style:name="ce18" style:family="table-cell" style:parent-style-name="Default" style:data-style-name="N3">
      <style:table-cell-properties fo:background-color="#66ffff"/>
    </style:style>
    <style:style style:name="ce19" style:family="table-cell" style:parent-style-name="Default" style:data-style-name="N3">
      <style:table-cell-properties fo:background-color="#ffff99"/>
    </style:style>
    <style:style style:name="ce20" style:family="table-cell" style:parent-style-name="Default" style:data-style-name="N3">
      <style:table-cell-properties fo:background-color="#cfe7f5"/>
    </style:style>
    <style:style style:name="ce21" style:family="table-cell" style:parent-style-name="Default" style:data-style-name="N3">
      <style:table-cell-properties fo:background-color="#cfe7f5"/>
      <style:text-properties fo:color="#0000ff"/>
    </style:style>
    <style:style style:name="ce22" style:family="table-cell" style:parent-style-name="Default" style:data-style-name="N3"/>
    <style:style style:name="ce23" style:family="table-cell" style:parent-style-name="Default">
      <style:table-cell-properties fo:background-color="#99ff66"/>
    </style:style>
    <style:style style:name="ce24" style:family="table-cell" style:parent-style-name="Default">
      <style:table-cell-properties fo:background-color="#ff9900"/>
    </style:style>
    <style:style style:name="ce25" style:family="table-cell" style:parent-style-name="Default" style:data-style-name="N3">
      <style:table-cell-properties fo:background-color="#99ff66"/>
    </style:style>
    <style:style style:name="ce26" style:family="table-cell" style:parent-style-name="Default" style:data-style-name="N3">
      <style:table-cell-properties fo:background-color="#ff9900"/>
    </style:style>
    <style:style style:name="ce27" style:family="table-cell" style:parent-style-name="Default" style:data-style-name="N11">
      <style:table-cell-properties fo:background-color="#99ff66"/>
    </style:style>
    <style:style style:name="ce28" style:family="table-cell" style:parent-style-name="Default" style:data-style-name="N11">
      <style:table-cell-properties fo:background-color="#ff99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Ra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7"/>
        <table:table-column table:style-name="co11" table:default-cell-style-name="ce7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1008" table:default-cell-style-name="Default"/>
        <table:table-row table:style-name="ro1">
          <table:table-cell table:style-name="ce1" office:value-type="string" calcext:value-type="string">
            <text:p>Lane</text:p>
          </table:table-cell>
          <table:table-cell table:style-name="ce1" office:value-type="string" calcext:value-type="string">
            <text:p>Sample ID</text:p>
          </table:table-cell>
          <table:table-cell table:style-name="ce1" office:value-type="string" calcext:value-type="string">
            <text:p>Sample Ref</text:p>
          </table:table-cell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Yield (Mbases)</text:p>
          </table:table-cell>
          <table:table-cell table:style-name="ce1" office:value-type="string" calcext:value-type="string">
            <text:p>% PF</text:p>
          </table:table-cell>
          <table:table-cell table:style-name="ce1" office:value-type="string" calcext:value-type="string">
            <text:p># Pairs</text:p>
          </table:table-cell>
          <table:table-cell table:style-name="ce1" office:value-type="string" calcext:value-type="string">
            <text:p># Reads</text:p>
          </table:table-cell>
          <table:table-cell table:style-name="ce1" office:value-type="string" calcext:value-type="string">
            <text:p>% of raw clusters per lane</text:p>
          </table:table-cell>
          <table:table-cell table:style-name="ce1" office:value-type="string" calcext:value-type="string">
            <text:p>% Perfect index reads</text:p>
          </table:table-cell>
          <table:table-cell table:style-name="ce1" office:value-type="string" calcext:value-type="string">
            <text:p>% One Mismatch Reads (Index)</text:p>
          </table:table-cell>
          <table:table-cell table:style-name="ce1" office:value-type="string" calcext:value-type="string">
            <text:p>% of &gt;= Q30 bases (PF)</text:p>
          </table:table-cell>
          <table:table-cell table:style-name="ce1" office:value-type="string" calcext:value-type="string">
            <text:p>Mean Quality Score (PF)</text:p>
          </table:table-cell>
          <table:table-cell table:style-name="ce10" table:number-columns-repeated="100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456-166-1002-Sig-70-Lib</text:p>
          </table:table-cell>
          <table:table-cell table:style-name="ce2" office:value-type="string" calcext:value-type="string">
            <text:p>fastq</text:p>
          </table:table-cell>
          <table:table-cell table:style-name="ce2" office:value-type="string" calcext:value-type="string">
            <text:p>ACAGTG</text:p>
          </table:table-cell>
          <table:table-cell table:style-name="ce2" office:value-type="string" calcext:value-type="string">
            <text:p>456-166_1002_Sig-70_Lib Ind:CACTGT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Landick</text:p>
          </table:table-cell>
          <table:table-cell table:style-name="ce2" office:value-type="float" office:value="1702" calcext:value-type="float">
            <text:p>1702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16846671" calcext:value-type="float">
            <text:p>16,846,671</text:p>
          </table:table-cell>
          <table:table-cell table:style-name="ce6" table:formula="of:=+[.J2]/2" office:value-type="float" office:value="8423335.5" calcext:value-type="float">
            <text:p>8,423,336</text:p>
          </table:table-cell>
          <table:table-cell table:style-name="ce2" office:value-type="float" office:value="11.42" calcext:value-type="float">
            <text:p>11.42</text:p>
          </table:table-cell>
          <table:table-cell table:style-name="ce2" office:value-type="float" office:value="97.47" calcext:value-type="float">
            <text:p>97.47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92.85" calcext:value-type="float">
            <text:p>92.85</text:p>
          </table:table-cell>
          <table:table-cell table:style-name="ce2" office:value-type="float" office:value="35.76" calcext:value-type="float">
            <text:p>35.76</text:p>
          </table:table-cell>
          <table:table-cell table:number-columns-repeated="100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456-166-1002-Sig-S-Lib</text:p>
          </table:table-cell>
          <table:table-cell table:style-name="ce2" office:value-type="string" calcext:value-type="string">
            <text:p>fastq</text:p>
          </table:table-cell>
          <table:table-cell table:style-name="ce2" office:value-type="string" calcext:value-type="string">
            <text:p>GCCAAT</text:p>
          </table:table-cell>
          <table:table-cell table:style-name="ce2" office:value-type="string" calcext:value-type="string">
            <text:p>456-166_1002_Sig-S_Lib Ind:ATTGG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Landick</text:p>
          </table:table-cell>
          <table:table-cell table:style-name="ce2" office:value-type="float" office:value="1311" calcext:value-type="float">
            <text:p>1311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12983838" calcext:value-type="float">
            <text:p>12,983,838</text:p>
          </table:table-cell>
          <table:table-cell table:style-name="ce6" table:formula="of:=+[.J3]/2" office:value-type="float" office:value="6491919" calcext:value-type="float">
            <text:p>6,491,919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97.63" calcext:value-type="float">
            <text:p>97.63</text:p>
          </table:table-cell>
          <table:table-cell table:style-name="ce2" office:value-type="float" office:value="2.37" calcext:value-type="float">
            <text:p>2.37</text:p>
          </table:table-cell>
          <table:table-cell table:style-name="ce2" office:value-type="float" office:value="92.09" calcext:value-type="float">
            <text:p>92.09</text:p>
          </table:table-cell>
          <table:table-cell table:style-name="ce2" office:value-type="float" office:value="35.59" calcext:value-type="float">
            <text:p>35.59</text:p>
          </table:table-cell>
          <table:table-cell table:number-columns-repeated="100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456-166-1003a-Sig-70-Lib</text:p>
          </table:table-cell>
          <table:table-cell table:style-name="ce2" office:value-type="string" calcext:value-type="string">
            <text:p>fastq</text:p>
          </table:table-cell>
          <table:table-cell table:style-name="ce2" office:value-type="string" calcext:value-type="string">
            <text:p>GATCAG</text:p>
          </table:table-cell>
          <table:table-cell table:style-name="ce2" office:value-type="string" calcext:value-type="string">
            <text:p>456-166_1003a_Sig-70_Lib Ind:CTGAT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Landick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18868657" calcext:value-type="float">
            <text:p>18,868,657</text:p>
          </table:table-cell>
          <table:table-cell table:style-name="ce6" table:formula="of:=+[.J4]/2" office:value-type="float" office:value="9434328.5" calcext:value-type="float">
            <text:p>9,434,329</text:p>
          </table:table-cell>
          <table:table-cell table:style-name="ce2" office:value-type="float" office:value="12.79" calcext:value-type="float">
            <text:p>12.79</text:p>
          </table:table-cell>
          <table:table-cell table:style-name="ce2" office:value-type="float" office:value="97.51" calcext:value-type="float">
            <text:p>97.51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92.7" calcext:value-type="float">
            <text:p>92.7</text:p>
          </table:table-cell>
          <table:table-cell table:style-name="ce2" office:value-type="float" office:value="35.69" calcext:value-type="float">
            <text:p>35.69</text:p>
          </table:table-cell>
          <table:table-cell table:number-columns-repeated="100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456-166-1003a-Sig-S-Lib</text:p>
          </table:table-cell>
          <table:table-cell table:style-name="ce2" office:value-type="string" calcext:value-type="string">
            <text:p>fastq</text:p>
          </table:table-cell>
          <table:table-cell table:style-name="ce2" office:value-type="string" calcext:value-type="string">
            <text:p>TAGCTT</text:p>
          </table:table-cell>
          <table:table-cell table:style-name="ce2" office:value-type="string" calcext:value-type="string">
            <text:p>456-166_1003a_Sig-S_Lib Ind:AAGCTA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Landick</text:p>
          </table:table-cell>
          <table:table-cell table:style-name="ce2" office:value-type="float" office:value="1633" calcext:value-type="float">
            <text:p>1633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16167418" calcext:value-type="float">
            <text:p>16,167,418</text:p>
          </table:table-cell>
          <table:table-cell table:style-name="ce6" table:formula="of:=+[.J5]/2" office:value-type="float" office:value="8083709" calcext:value-type="float">
            <text:p>8,083,709</text:p>
          </table:table-cell>
          <table:table-cell table:style-name="ce2" office:value-type="float" office:value="10.96" calcext:value-type="float">
            <text:p>10.96</text:p>
          </table:table-cell>
          <table:table-cell table:style-name="ce2" office:value-type="float" office:value="97.75" calcext:value-type="float">
            <text:p>97.75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92.83" calcext:value-type="float">
            <text:p>92.83</text:p>
          </table:table-cell>
          <table:table-cell table:style-name="ce2" office:value-type="float" office:value="35.87" calcext:value-type="float">
            <text:p>35.87</text:p>
          </table:table-cell>
          <table:table-cell table:number-columns-repeated="100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456-166-1003b-No-Ab-Lib</text:p>
          </table:table-cell>
          <table:table-cell table:style-name="ce2" office:value-type="string" calcext:value-type="string">
            <text:p>fastq</text:p>
          </table:table-cell>
          <table:table-cell table:style-name="ce2" office:value-type="string" calcext:value-type="string">
            <text:p>TGACCA</text:p>
          </table:table-cell>
          <table:table-cell table:style-name="ce2" office:value-type="string" calcext:value-type="string">
            <text:p>456-166_1003b_No-Ab_Lib Ind:TGGTCA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Landick</text:p>
          </table:table-cell>
          <table:table-cell table:style-name="ce2" office:value-type="float" office:value="989" calcext:value-type="float">
            <text:p>989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9789503" calcext:value-type="float">
            <text:p>9,789,503</text:p>
          </table:table-cell>
          <table:table-cell table:style-name="ce6" table:formula="of:=+[.J6]/2" office:value-type="float" office:value="4894751.5" calcext:value-type="float">
            <text:p>4,894,752</text:p>
          </table:table-cell>
          <table:table-cell table:style-name="ce2" office:value-type="float" office:value="6.63" calcext:value-type="float">
            <text:p>6.63</text:p>
          </table:table-cell>
          <table:table-cell table:style-name="ce2" office:value-type="float" office:value="97.08" calcext:value-type="float">
            <text:p>97.08</text:p>
          </table:table-cell>
          <table:table-cell table:style-name="ce2" office:value-type="float" office:value="2.92" calcext:value-type="float">
            <text:p>2.92</text:p>
          </table:table-cell>
          <table:table-cell table:style-name="ce2" office:value-type="float" office:value="87.72" calcext:value-type="float">
            <text:p>87.72</text:p>
          </table:table-cell>
          <table:table-cell table:style-name="ce2" office:value-type="float" office:value="34.07" calcext:value-type="float">
            <text:p>34.07</text:p>
          </table:table-cell>
          <table:table-cell table:number-columns-repeated="100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456-166-1003b-Sig-70-Lib</text:p>
          </table:table-cell>
          <table:table-cell table:style-name="ce2" office:value-type="string" calcext:value-type="string">
            <text:p>fastq</text:p>
          </table:table-cell>
          <table:table-cell table:style-name="ce2" office:value-type="string" calcext:value-type="string">
            <text:p>GGCTAC</text:p>
          </table:table-cell>
          <table:table-cell table:style-name="ce2" office:value-type="string" calcext:value-type="string">
            <text:p>456-166_1003b_Sig-70_Lib Ind:GTAGC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Landick</text:p>
          </table:table-cell>
          <table:table-cell table:style-name="ce2" office:value-type="float" office:value="1659" calcext:value-type="float">
            <text:p>1659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16423038" calcext:value-type="float">
            <text:p>16,423,038</text:p>
          </table:table-cell>
          <table:table-cell table:style-name="ce6" table:formula="of:=+[.J7]/2" office:value-type="float" office:value="8211519" calcext:value-type="float">
            <text:p>8,211,519</text:p>
          </table:table-cell>
          <table:table-cell table:style-name="ce2" office:value-type="float" office:value="11.13" calcext:value-type="float">
            <text:p>11.13</text:p>
          </table:table-cell>
          <table:table-cell table:style-name="ce2" office:value-type="float" office:value="97.77" calcext:value-type="float">
            <text:p>97.77</text:p>
          </table:table-cell>
          <table:table-cell table:style-name="ce2" office:value-type="float" office:value="2.23" calcext:value-type="float">
            <text:p>2.23</text:p>
          </table:table-cell>
          <table:table-cell table:style-name="ce2" office:value-type="float" office:value="92.44" calcext:value-type="float">
            <text:p>92.44</text:p>
          </table:table-cell>
          <table:table-cell table:style-name="ce2" office:value-type="float" office:value="35.66" calcext:value-type="float">
            <text:p>35.66</text:p>
          </table:table-cell>
          <table:table-cell table:number-columns-repeated="100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456-166-1003b-Sig-S-Lib</text:p>
          </table:table-cell>
          <table:table-cell table:style-name="ce2" office:value-type="string" calcext:value-type="string">
            <text:p>fastq</text:p>
          </table:table-cell>
          <table:table-cell table:style-name="ce2" office:value-type="string" calcext:value-type="string">
            <text:p>CTTGTA</text:p>
          </table:table-cell>
          <table:table-cell table:style-name="ce2" office:value-type="string" calcext:value-type="string">
            <text:p>456-166_1003b_Sig-S_Lib Ind:TACAAG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Landick</text:p>
          </table:table-cell>
          <table:table-cell table:style-name="ce2" office:value-type="float" office:value="1521" calcext:value-type="float">
            <text:p>1521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15060792" calcext:value-type="float">
            <text:p>15,060,792</text:p>
          </table:table-cell>
          <table:table-cell table:style-name="ce6" table:formula="of:=+[.J8]/2" office:value-type="float" office:value="7530396" calcext:value-type="float">
            <text:p>7,530,396</text:p>
          </table:table-cell>
          <table:table-cell table:style-name="ce2" office:value-type="float" office:value="10.21" calcext:value-type="float">
            <text:p>10.21</text:p>
          </table:table-cell>
          <table:table-cell table:style-name="ce2" office:value-type="float" office:value="97.41" calcext:value-type="float">
            <text:p>97.41</text:p>
          </table:table-cell>
          <table:table-cell table:style-name="ce2" office:value-type="float" office:value="2.59" calcext:value-type="float">
            <text:p>2.59</text:p>
          </table:table-cell>
          <table:table-cell table:style-name="ce2" office:value-type="float" office:value="92.9" calcext:value-type="float">
            <text:p>92.9</text:p>
          </table:table-cell>
          <table:table-cell table:style-name="ce2" office:value-type="float" office:value="35.87" calcext:value-type="float">
            <text:p>35.87</text:p>
          </table:table-cell>
          <table:table-cell table:number-columns-repeated="100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456-166-1010-Sig-70-Lib</text:p>
          </table:table-cell>
          <table:table-cell table:style-name="ce2" office:value-type="string" calcext:value-type="string">
            <text:p>fastq</text:p>
          </table:table-cell>
          <table:table-cell table:style-name="ce2" office:value-type="string" calcext:value-type="string">
            <text:p>CAGATC</text:p>
          </table:table-cell>
          <table:table-cell table:style-name="ce2" office:value-type="string" calcext:value-type="string">
            <text:p>456-166_1010_Sig-70_Lib Ind:GATCTG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Landick</text:p>
          </table:table-cell>
          <table:table-cell table:style-name="ce2" office:value-type="float" office:value="1744" calcext:value-type="float">
            <text:p>1744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17268284" calcext:value-type="float">
            <text:p>17,268,284</text:p>
          </table:table-cell>
          <table:table-cell table:style-name="ce6" table:formula="of:=+[.J9]/2" office:value-type="float" office:value="8634142" calcext:value-type="float">
            <text:p>8,634,142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97.35" calcext:value-type="float">
            <text:p>97.35</text:p>
          </table:table-cell>
          <table:table-cell table:style-name="ce2" office:value-type="float" office:value="2.65" calcext:value-type="float">
            <text:p>2.65</text:p>
          </table:table-cell>
          <table:table-cell table:style-name="ce2" office:value-type="float" office:value="92.9" calcext:value-type="float">
            <text:p>92.9</text:p>
          </table:table-cell>
          <table:table-cell table:style-name="ce2" office:value-type="float" office:value="35.82" calcext:value-type="float">
            <text:p>35.82</text:p>
          </table:table-cell>
          <table:table-cell table:number-columns-repeated="100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456-166-1010-Sig-S-Lib</text:p>
          </table:table-cell>
          <table:table-cell table:style-name="ce2" office:value-type="string" calcext:value-type="string">
            <text:p>fastq</text:p>
          </table:table-cell>
          <table:table-cell table:style-name="ce2" office:value-type="string" calcext:value-type="string">
            <text:p>ACTTGA</text:p>
          </table:table-cell>
          <table:table-cell table:style-name="ce2" office:value-type="string" calcext:value-type="string">
            <text:p>456-166_1010_Sig-S_Lib Ind:TCAAGT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Landick</text:p>
          </table:table-cell>
          <table:table-cell table:style-name="ce2" office:value-type="float" office:value="1523" calcext:value-type="float">
            <text:p>1523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15076733" calcext:value-type="float">
            <text:p>15,076,733</text:p>
          </table:table-cell>
          <table:table-cell table:style-name="ce6" table:formula="of:=+[.J10]/2" office:value-type="float" office:value="7538366.5" calcext:value-type="float">
            <text:p>7,538,367</text:p>
          </table:table-cell>
          <table:table-cell table:style-name="ce2" office:value-type="float" office:value="10.22" calcext:value-type="float">
            <text:p>10.22</text:p>
          </table:table-cell>
          <table:table-cell table:style-name="ce2" office:value-type="float" office:value="97.06" calcext:value-type="float">
            <text:p>97.06</text:p>
          </table:table-cell>
          <table:table-cell table:style-name="ce2" office:value-type="float" office:value="2.94" calcext:value-type="float">
            <text:p>2.94</text:p>
          </table:table-cell>
          <table:table-cell table:style-name="ce2" office:value-type="float" office:value="92.89" calcext:value-type="float">
            <text:p>92.89</text:p>
          </table:table-cell>
          <table:table-cell table:style-name="ce2" office:value-type="float" office:value="35.85" calcext:value-type="float">
            <text:p>35.85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dsn-1310-cult-1197-ChIPexo-0minRif-Beta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ATCACG</text:p>
          </table:table-cell>
          <table:table-cell office:value-type="string" calcext:value-type="string">
            <text:p>edsn-1310-cult-1197-ChIPexo-0minRif-Beta Ind: ATCAC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ick</text:p>
          </table:table-cell>
          <table:table-cell office:value-type="float" office:value="576" calcext:value-type="float">
            <text:p>576</text:p>
          </table:table-cell>
          <table:table-cell office:value-type="float" office:value="100" calcext:value-type="float">
            <text:p>100</text:p>
          </table:table-cell>
          <table:table-cell office:value-type="float" office:value="11291560" calcext:value-type="float">
            <text:p>11,291,560</text:p>
          </table:table-cell>
          <table:table-cell table:formula="of:=+[.J11]/2" office:value-type="float" office:value="5645780" calcext:value-type="float">
            <text:p>5,645,780</text:p>
          </table:table-cell>
          <table:table-cell office:value-type="float" office:value="4.79" calcext:value-type="float">
            <text:p>4.79</text:p>
          </table:table-cell>
          <table:table-cell office:value-type="float" office:value="80.77" calcext:value-type="float">
            <text:p>80.77</text:p>
          </table:table-cell>
          <table:table-cell office:value-type="float" office:value="19.23" calcext:value-type="float">
            <text:p>19.23</text:p>
          </table:table-cell>
          <table:table-cell office:value-type="float" office:value="73.32" calcext:value-type="float">
            <text:p>73.32</text:p>
          </table:table-cell>
          <table:table-cell office:value-type="float" office:value="29.67" calcext:value-type="float">
            <text:p>29.67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dsn-1311-cult-1197-ChIPexo-0minRif-Sigma70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CGATGT</text:p>
          </table:table-cell>
          <table:table-cell office:value-type="string" calcext:value-type="string">
            <text:p>edsn-1311-cult-1197-ChIPexo-0minRif-Sigma70 Ind: CGATG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ick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2101360" calcext:value-type="float">
            <text:p>2,101,360</text:p>
          </table:table-cell>
          <table:table-cell table:formula="of:=+[.J12]/2" office:value-type="float" office:value="1050680" calcext:value-type="float">
            <text:p>1,050,680</text:p>
          </table:table-cell>
          <table:table-cell office:value-type="float" office:value="0.89" calcext:value-type="float">
            <text:p>0.89</text:p>
          </table:table-cell>
          <table:table-cell office:value-type="float" office:value="84.38" calcext:value-type="float">
            <text:p>84.38</text:p>
          </table:table-cell>
          <table:table-cell office:value-type="float" office:value="15.62" calcext:value-type="float">
            <text:p>15.62</text:p>
          </table:table-cell>
          <table:table-cell office:value-type="float" office:value="75.9" calcext:value-type="float">
            <text:p>75.9</text:p>
          </table:table-cell>
          <table:table-cell office:value-type="float" office:value="30.7" calcext:value-type="float">
            <text:p>30.7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dsn-1312-cult-1197-ChIPexo-0minRif-BetaPrimeFLAG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TTAGGC</text:p>
          </table:table-cell>
          <table:table-cell office:value-type="string" calcext:value-type="string">
            <text:p>edsn-1312-cult-1197-ChIPexo-0minRif-BetaPrimeFLAG Ind: TTAGG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ick</text:p>
          </table:table-cell>
          <table:table-cell office:value-type="float" office:value="208" calcext:value-type="float">
            <text:p>208</text:p>
          </table:table-cell>
          <table:table-cell office:value-type="float" office:value="100" calcext:value-type="float">
            <text:p>100</text:p>
          </table:table-cell>
          <table:table-cell office:value-type="float" office:value="4086202" calcext:value-type="float">
            <text:p>4,086,202</text:p>
          </table:table-cell>
          <table:table-cell table:formula="of:=+[.J13]/2" office:value-type="float" office:value="2043101" calcext:value-type="float">
            <text:p>2,043,101</text:p>
          </table:table-cell>
          <table:table-cell office:value-type="float" office:value="1.73" calcext:value-type="float">
            <text:p>1.73</text:p>
          </table:table-cell>
          <table:table-cell office:value-type="float" office:value="84.39" calcext:value-type="float">
            <text:p>84.39</text:p>
          </table:table-cell>
          <table:table-cell office:value-type="float" office:value="15.61" calcext:value-type="float">
            <text:p>15.61</text:p>
          </table:table-cell>
          <table:table-cell office:value-type="float" office:value="73.84" calcext:value-type="float">
            <text:p>73.84</text:p>
          </table:table-cell>
          <table:table-cell office:value-type="float" office:value="29.87" calcext:value-type="float">
            <text:p>29.87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dsn-1313-cult-1197-ChIPexo-20minRif-Beta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TGACCA</text:p>
          </table:table-cell>
          <table:table-cell office:value-type="string" calcext:value-type="string">
            <text:p>edsn-1313-cult-1197-ChIPexo-20minRif-Beta Ind: TGACC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ick</text:p>
          </table:table-cell>
          <table:table-cell office:value-type="float" office:value="2116" calcext:value-type="float">
            <text:p>2116</text:p>
          </table:table-cell>
          <table:table-cell office:value-type="float" office:value="100" calcext:value-type="float">
            <text:p>100</text:p>
          </table:table-cell>
          <table:table-cell office:value-type="float" office:value="41485908" calcext:value-type="float">
            <text:p>41,485,908</text:p>
          </table:table-cell>
          <table:table-cell table:formula="of:=+[.J14]/2" office:value-type="float" office:value="20742954" calcext:value-type="float">
            <text:p>20,742,954</text:p>
          </table:table-cell>
          <table:table-cell office:value-type="float" office:value="17.59" calcext:value-type="float">
            <text:p>17.59</text:p>
          </table:table-cell>
          <table:table-cell office:value-type="float" office:value="95.9" calcext:value-type="float">
            <text:p>95.9</text:p>
          </table:table-cell>
          <table:table-cell office:value-type="float" office:value="4.1" calcext:value-type="float">
            <text:p>4.1</text:p>
          </table:table-cell>
          <table:table-cell office:value-type="float" office:value="72.97" calcext:value-type="float">
            <text:p>72.97</text:p>
          </table:table-cell>
          <table:table-cell office:value-type="float" office:value="29.58" calcext:value-type="float">
            <text:p>29.58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dsn-1314-cult-1197-ChIPexo-20minRif-Sigma70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ACAGTG</text:p>
          </table:table-cell>
          <table:table-cell office:value-type="string" calcext:value-type="string">
            <text:p>edsn-1314-cult-1197-ChIPexo-20minRif-Sigma70 Ind: ACAG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ick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4231716" calcext:value-type="float">
            <text:p>4,231,716</text:p>
          </table:table-cell>
          <table:table-cell table:formula="of:=+[.J15]/2" office:value-type="float" office:value="2115858" calcext:value-type="float">
            <text:p>2,115,858</text:p>
          </table:table-cell>
          <table:table-cell office:value-type="float" office:value="1.79" calcext:value-type="float">
            <text:p>1.79</text:p>
          </table:table-cell>
          <table:table-cell office:value-type="float" office:value="80.88" calcext:value-type="float">
            <text:p>80.88</text:p>
          </table:table-cell>
          <table:table-cell office:value-type="float" office:value="19.12" calcext:value-type="float">
            <text:p>19.12</text:p>
          </table:table-cell>
          <table:table-cell office:value-type="float" office:value="72.72" calcext:value-type="float">
            <text:p>72.72</text:p>
          </table:table-cell>
          <table:table-cell office:value-type="float" office:value="29.49" calcext:value-type="float">
            <text:p>29.49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dsn-1315-cult-1197-ChIPexo-20minRif-BetaPrimeFLAG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GCCAAT</text:p>
          </table:table-cell>
          <table:table-cell office:value-type="string" calcext:value-type="string">
            <text:p>edsn-1315-cult-1197-ChIPexo-20minRif-BetaPrimeFLAG Ind: GCCA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ick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13731170" calcext:value-type="float">
            <text:p>13,731,170</text:p>
          </table:table-cell>
          <table:table-cell table:formula="of:=+[.J16]/2" office:value-type="float" office:value="6865585" calcext:value-type="float">
            <text:p>6,865,585</text:p>
          </table:table-cell>
          <table:table-cell office:value-type="float" office:value="5.82" calcext:value-type="float">
            <text:p>5.82</text:p>
          </table:table-cell>
          <table:table-cell office:value-type="float" office:value="94.18" calcext:value-type="float">
            <text:p>94.18</text:p>
          </table:table-cell>
          <table:table-cell office:value-type="float" office:value="5.82" calcext:value-type="float">
            <text:p>5.82</text:p>
          </table:table-cell>
          <table:table-cell office:value-type="float" office:value="72.7" calcext:value-type="float">
            <text:p>72.7</text:p>
          </table:table-cell>
          <table:table-cell office:value-type="float" office:value="29.51" calcext:value-type="float">
            <text:p>29.51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dsn-1316-cult-1202-ChIPexo-0minRif-Beta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CAGATC</text:p>
          </table:table-cell>
          <table:table-cell office:value-type="string" calcext:value-type="string">
            <text:p>edsn-1316-cult-1202-ChIPexo-0minRif-Beta Ind: CAGAT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ick</text:p>
          </table:table-cell>
          <table:table-cell office:value-type="float" office:value="643" calcext:value-type="float">
            <text:p>643</text:p>
          </table:table-cell>
          <table:table-cell office:value-type="float" office:value="100" calcext:value-type="float">
            <text:p>100</text:p>
          </table:table-cell>
          <table:table-cell office:value-type="float" office:value="12599652" calcext:value-type="float">
            <text:p>12,599,652</text:p>
          </table:table-cell>
          <table:table-cell table:formula="of:=+[.J17]/2" office:value-type="float" office:value="6299826" calcext:value-type="float">
            <text:p>6,299,826</text:p>
          </table:table-cell>
          <table:table-cell office:value-type="float" office:value="5.34" calcext:value-type="float">
            <text:p>5.34</text:p>
          </table:table-cell>
          <table:table-cell office:value-type="float" office:value="94.18" calcext:value-type="float">
            <text:p>94.18</text:p>
          </table:table-cell>
          <table:table-cell office:value-type="float" office:value="5.82" calcext:value-type="float">
            <text:p>5.82</text:p>
          </table:table-cell>
          <table:table-cell office:value-type="float" office:value="71.4" calcext:value-type="float">
            <text:p>71.4</text:p>
          </table:table-cell>
          <table:table-cell office:value-type="float" office:value="28.93" calcext:value-type="float">
            <text:p>28.93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dsn-1317-cult-1202-ChIPexo-0minRif-Sigma70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ACTTGA</text:p>
          </table:table-cell>
          <table:table-cell office:value-type="string" calcext:value-type="string">
            <text:p>edsn-1317-cult-1202-ChIPexo-0minRif-Sigma70 Ind: ACTTG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ick</text:p>
          </table:table-cell>
          <table:table-cell office:value-type="float" office:value="249" calcext:value-type="float">
            <text:p>249</text:p>
          </table:table-cell>
          <table:table-cell office:value-type="float" office:value="100" calcext:value-type="float">
            <text:p>100</text:p>
          </table:table-cell>
          <table:table-cell office:value-type="float" office:value="4889796" calcext:value-type="float">
            <text:p>4,889,796</text:p>
          </table:table-cell>
          <table:table-cell table:formula="of:=+[.J18]/2" office:value-type="float" office:value="2444898" calcext:value-type="float">
            <text:p>2,444,898</text:p>
          </table:table-cell>
          <table:table-cell office:value-type="float" office:value="2.07" calcext:value-type="float">
            <text:p>2.07</text:p>
          </table:table-cell>
          <table:table-cell office:value-type="float" office:value="80.77" calcext:value-type="float">
            <text:p>80.77</text:p>
          </table:table-cell>
          <table:table-cell office:value-type="float" office:value="19.23" calcext:value-type="float">
            <text:p>19.23</text:p>
          </table:table-cell>
          <table:table-cell office:value-type="float" office:value="76.44" calcext:value-type="float">
            <text:p>76.44</text:p>
          </table:table-cell>
          <table:table-cell office:value-type="float" office:value="30.9" calcext:value-type="float">
            <text:p>30.9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dsn-1318-cult-1202-ChIPexo-0minRif-BetaPrimeFLAG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GATCAG</text:p>
          </table:table-cell>
          <table:table-cell office:value-type="string" calcext:value-type="string">
            <text:p>edsn-1318-cult-1202-ChIPexo-0minRif-BetaPrimeFLAG Ind: GATC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ick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943032" calcext:value-type="float">
            <text:p>1,943,032</text:p>
          </table:table-cell>
          <table:table-cell table:formula="of:=+[.J19]/2" office:value-type="float" office:value="971516" calcext:value-type="float">
            <text:p>971,516</text:p>
          </table:table-cell>
          <table:table-cell office:value-type="float" office:value="0.82" calcext:value-type="float">
            <text:p>0.82</text:p>
          </table:table-cell>
          <table:table-cell office:value-type="float" office:value="84.16" calcext:value-type="float">
            <text:p>84.16</text:p>
          </table:table-cell>
          <table:table-cell office:value-type="float" office:value="15.84" calcext:value-type="float">
            <text:p>15.84</text:p>
          </table:table-cell>
          <table:table-cell office:value-type="float" office:value="73.66" calcext:value-type="float">
            <text:p>73.66</text:p>
          </table:table-cell>
          <table:table-cell office:value-type="float" office:value="29.79" calcext:value-type="float">
            <text:p>29.79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dsn-1319-cult-1202-ChIPexo-20minRif-Beta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TAGCTT</text:p>
          </table:table-cell>
          <table:table-cell office:value-type="string" calcext:value-type="string">
            <text:p>edsn-1319-cult-1202-ChIPexo-20minRif-Beta Ind: TAGCT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ick</text:p>
          </table:table-cell>
          <table:table-cell office:value-type="float" office:value="1950" calcext:value-type="float">
            <text:p>1950</text:p>
          </table:table-cell>
          <table:table-cell office:value-type="float" office:value="100" calcext:value-type="float">
            <text:p>100</text:p>
          </table:table-cell>
          <table:table-cell office:value-type="float" office:value="38230508" calcext:value-type="float">
            <text:p>38,230,508</text:p>
          </table:table-cell>
          <table:table-cell table:formula="of:=+[.J20]/2" office:value-type="float" office:value="19115254" calcext:value-type="float">
            <text:p>19,115,254</text:p>
          </table:table-cell>
          <table:table-cell office:value-type="float" office:value="16.21" calcext:value-type="float">
            <text:p>16.21</text:p>
          </table:table-cell>
          <table:table-cell office:value-type="float" office:value="95.9" calcext:value-type="float">
            <text:p>95.9</text:p>
          </table:table-cell>
          <table:table-cell office:value-type="float" office:value="4.1" calcext:value-type="float">
            <text:p>4.1</text:p>
          </table:table-cell>
          <table:table-cell office:value-type="float" office:value="70.21" calcext:value-type="float">
            <text:p>70.21</text:p>
          </table:table-cell>
          <table:table-cell office:value-type="float" office:value="28.54" calcext:value-type="float">
            <text:p>28.54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dsn-1320-cult-1202-ChIPexo-20minRif-Sigma70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GGCTAC</text:p>
          </table:table-cell>
          <table:table-cell office:value-type="string" calcext:value-type="string">
            <text:p>edsn-1320-cult-1202-ChIPexo-20minRif-Sigma70 Ind: GGCTA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ick</text:p>
          </table:table-cell>
          <table:table-cell office:value-type="float" office:value="1350" calcext:value-type="float">
            <text:p>1350</text:p>
          </table:table-cell>
          <table:table-cell office:value-type="float" office:value="100" calcext:value-type="float">
            <text:p>100</text:p>
          </table:table-cell>
          <table:table-cell office:value-type="float" office:value="26463402" calcext:value-type="float">
            <text:p>26,463,402</text:p>
          </table:table-cell>
          <table:table-cell table:formula="of:=+[.J21]/2" office:value-type="float" office:value="13231701" calcext:value-type="float">
            <text:p>13,231,701</text:p>
          </table:table-cell>
          <table:table-cell office:value-type="float" office:value="11.22" calcext:value-type="float">
            <text:p>11.22</text:p>
          </table:table-cell>
          <table:table-cell office:value-type="float" office:value="95.02" calcext:value-type="float">
            <text:p>95.02</text:p>
          </table:table-cell>
          <table:table-cell office:value-type="float" office:value="4.98" calcext:value-type="float">
            <text:p>4.98</text:p>
          </table:table-cell>
          <table:table-cell office:value-type="float" office:value="74.13" calcext:value-type="float">
            <text:p>74.13</text:p>
          </table:table-cell>
          <table:table-cell office:value-type="float" office:value="30.03" calcext:value-type="float">
            <text:p>30.03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dsn-1321-cult-1202-ChIPexo-20minRif-BetaPrimeFLAG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CTTGTA</text:p>
          </table:table-cell>
          <table:table-cell office:value-type="string" calcext:value-type="string">
            <text:p>edsn-1321-cult-1202-ChIPexo-20minRif-BetaPrimeFLAG Ind: CTTG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ick</text:p>
          </table:table-cell>
          <table:table-cell office:value-type="float" office:value="2373" calcext:value-type="float">
            <text:p>2373</text:p>
          </table:table-cell>
          <table:table-cell office:value-type="float" office:value="100" calcext:value-type="float">
            <text:p>100</text:p>
          </table:table-cell>
          <table:table-cell office:value-type="float" office:value="46523970" calcext:value-type="float">
            <text:p>46,523,970</text:p>
          </table:table-cell>
          <table:table-cell table:formula="of:=+[.J22]/2" office:value-type="float" office:value="23261985" calcext:value-type="float">
            <text:p>23,261,985</text:p>
          </table:table-cell>
          <table:table-cell office:value-type="float" office:value="19.73" calcext:value-type="float">
            <text:p>19.73</text:p>
          </table:table-cell>
          <table:table-cell office:value-type="float" office:value="96.98" calcext:value-type="float">
            <text:p>96.98</text:p>
          </table:table-cell>
          <table:table-cell office:value-type="float" office:value="3.02" calcext:value-type="float">
            <text:p>3.02</text:p>
          </table:table-cell>
          <table:table-cell office:value-type="float" office:value="78.75" calcext:value-type="float">
            <text:p>78.75</text:p>
          </table:table-cell>
          <table:table-cell office:value-type="float" office:value="31.8" calcext:value-type="float">
            <text:p>31.8</text:p>
          </table:table-cell>
          <table:table-cell table:number-columns-repeated="100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dsn-1368-cult-1204-ChIPseqIP-midlog-Beta</text:p>
          </table:table-cell>
          <table:table-cell table:style-name="ce4" office:value-type="string" calcext:value-type="string">
            <text:p>fastq</text:p>
          </table:table-cell>
          <table:table-cell table:style-name="ce4" office:value-type="string" calcext:value-type="string">
            <text:p>CGATGT</text:p>
          </table:table-cell>
          <table:table-cell table:style-name="ce4" office:value-type="string" calcext:value-type="string">
            <text:p>edsn-1368-cult-1204-ChIPseqIP-midlog-Beta Ind: 2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Landick</text:p>
          </table:table-cell>
          <table:table-cell table:style-name="ce4" office:value-type="float" office:value="1269" calcext:value-type="float">
            <text:p>1269</text:p>
          </table:table-cell>
          <table:table-cell table:style-name="ce4" office:value-type="float" office:value="100" calcext:value-type="float">
            <text:p>100</text:p>
          </table:table-cell>
          <table:table-cell table:style-name="ce8" office:value-type="float" office:value="24889728" calcext:value-type="float">
            <text:p>24,889,728</text:p>
          </table:table-cell>
          <table:table-cell table:style-name="ce8" table:formula="of:=+[.J23]/2" office:value-type="float" office:value="12444864" calcext:value-type="float">
            <text:p>12,444,864</text:p>
          </table:table-cell>
          <table:table-cell table:style-name="ce4" office:value-type="float" office:value="7.54" calcext:value-type="float">
            <text:p>7.54</text:p>
          </table:table-cell>
          <table:table-cell table:style-name="ce4" office:value-type="float" office:value="86.12" calcext:value-type="float">
            <text:p>86.12</text:p>
          </table:table-cell>
          <table:table-cell table:style-name="ce4" office:value-type="float" office:value="13.88" calcext:value-type="float">
            <text:p>13.88</text:p>
          </table:table-cell>
          <table:table-cell table:style-name="ce4" office:value-type="float" office:value="77.8" calcext:value-type="float">
            <text:p>77.8</text:p>
          </table:table-cell>
          <table:table-cell table:style-name="ce4" office:value-type="float" office:value="31.63" calcext:value-type="float">
            <text:p>31.63</text:p>
          </table:table-cell>
          <table:table-cell table:number-columns-repeated="100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dsn-1369-cult-1204-ChIPseqInput-midlog-Beta</text:p>
          </table:table-cell>
          <table:table-cell table:style-name="ce4" office:value-type="string" calcext:value-type="string">
            <text:p>fastq</text:p>
          </table:table-cell>
          <table:table-cell table:style-name="ce4" office:value-type="string" calcext:value-type="string">
            <text:p>TTAGGC</text:p>
          </table:table-cell>
          <table:table-cell table:style-name="ce4" office:value-type="string" calcext:value-type="string">
            <text:p>edsn-1369-cult-1204-ChIPseqInput-midlog-Beta Ind: 3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Landick</text:p>
          </table:table-cell>
          <table:table-cell table:style-name="ce4" office:value-type="float" office:value="1726" calcext:value-type="float">
            <text:p>1726</text:p>
          </table:table-cell>
          <table:table-cell table:style-name="ce4" office:value-type="float" office:value="100" calcext:value-type="float">
            <text:p>100</text:p>
          </table:table-cell>
          <table:table-cell table:style-name="ce8" office:value-type="float" office:value="33846320" calcext:value-type="float">
            <text:p>33,846,320</text:p>
          </table:table-cell>
          <table:table-cell table:style-name="ce8" table:formula="of:=+[.J24]/2" office:value-type="float" office:value="16923160" calcext:value-type="float">
            <text:p>16,923,160</text:p>
          </table:table-cell>
          <table:table-cell table:style-name="ce4" office:value-type="float" office:value="10.25" calcext:value-type="float">
            <text:p>10.25</text:p>
          </table:table-cell>
          <table:table-cell table:style-name="ce4" office:value-type="float" office:value="87.99" calcext:value-type="float">
            <text:p>87.99</text:p>
          </table:table-cell>
          <table:table-cell table:style-name="ce4" office:value-type="float" office:value="12.01" calcext:value-type="float">
            <text:p>12.01</text:p>
          </table:table-cell>
          <table:table-cell table:style-name="ce4" office:value-type="float" office:value="77.58" calcext:value-type="float">
            <text:p>77.58</text:p>
          </table:table-cell>
          <table:table-cell table:style-name="ce4" office:value-type="float" office:value="31.55" calcext:value-type="float">
            <text:p>31.55</text:p>
          </table:table-cell>
          <table:table-cell table:number-columns-repeated="100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dsn-1370-cult-1204-ChIPseqIP-midlog-Sigma70</text:p>
          </table:table-cell>
          <table:table-cell table:style-name="ce4" office:value-type="string" calcext:value-type="string">
            <text:p>fastq</text:p>
          </table:table-cell>
          <table:table-cell table:style-name="ce4" office:value-type="string" calcext:value-type="string">
            <text:p>TGACCA</text:p>
          </table:table-cell>
          <table:table-cell table:style-name="ce4" office:value-type="string" calcext:value-type="string">
            <text:p>edsn-1370-cult-1204-ChIPseqIP-midlog-Sigma70 Ind: 4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Landick</text:p>
          </table:table-cell>
          <table:table-cell table:style-name="ce4" office:value-type="float" office:value="832" calcext:value-type="float">
            <text:p>832</text:p>
          </table:table-cell>
          <table:table-cell table:style-name="ce4" office:value-type="float" office:value="100" calcext:value-type="float">
            <text:p>100</text:p>
          </table:table-cell>
          <table:table-cell table:style-name="ce8" office:value-type="float" office:value="16307818" calcext:value-type="float">
            <text:p>16,307,818</text:p>
          </table:table-cell>
          <table:table-cell table:style-name="ce8" table:formula="of:=+[.J25]/2" office:value-type="float" office:value="8153909" calcext:value-type="float">
            <text:p>8,153,909</text:p>
          </table:table-cell>
          <table:table-cell table:style-name="ce4" office:value-type="float" office:value="4.94" calcext:value-type="float">
            <text:p>4.94</text:p>
          </table:table-cell>
          <table:table-cell table:style-name="ce4" office:value-type="float" office:value="88.29" calcext:value-type="float">
            <text:p>88.29</text:p>
          </table:table-cell>
          <table:table-cell table:style-name="ce4" office:value-type="float" office:value="11.71" calcext:value-type="float">
            <text:p>11.71</text:p>
          </table:table-cell>
          <table:table-cell table:style-name="ce4" office:value-type="float" office:value="77.9" calcext:value-type="float">
            <text:p>77.9</text:p>
          </table:table-cell>
          <table:table-cell table:style-name="ce4" office:value-type="float" office:value="31.67" calcext:value-type="float">
            <text:p>31.67</text:p>
          </table:table-cell>
          <table:table-cell table:number-columns-repeated="100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dsn-1371-cult-1204-ChIPseqIP-midlog-NusE</text:p>
          </table:table-cell>
          <table:table-cell table:style-name="ce4" office:value-type="string" calcext:value-type="string">
            <text:p>fastq</text:p>
          </table:table-cell>
          <table:table-cell table:style-name="ce4" office:value-type="string" calcext:value-type="string">
            <text:p>ACAGTG</text:p>
          </table:table-cell>
          <table:table-cell table:style-name="ce4" office:value-type="string" calcext:value-type="string">
            <text:p>edsn-1371-cult-1204-ChIPseqIP-midlog-NusE Ind: 5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Landick</text:p>
          </table:table-cell>
          <table:table-cell table:style-name="ce4" office:value-type="float" office:value="905" calcext:value-type="float">
            <text:p>905</text:p>
          </table:table-cell>
          <table:table-cell table:style-name="ce4" office:value-type="float" office:value="100" calcext:value-type="float">
            <text:p>100</text:p>
          </table:table-cell>
          <table:table-cell table:style-name="ce8" office:value-type="float" office:value="17748766" calcext:value-type="float">
            <text:p>17,748,766</text:p>
          </table:table-cell>
          <table:table-cell table:style-name="ce8" table:formula="of:=+[.J26]/2" office:value-type="float" office:value="8874383" calcext:value-type="float">
            <text:p>8,874,383</text:p>
          </table:table-cell>
          <table:table-cell table:style-name="ce4" office:value-type="float" office:value="5.38" calcext:value-type="float">
            <text:p>5.38</text:p>
          </table:table-cell>
          <table:table-cell table:style-name="ce4" office:value-type="float" office:value="89.56" calcext:value-type="float">
            <text:p>89.56</text:p>
          </table:table-cell>
          <table:table-cell table:style-name="ce4" office:value-type="float" office:value="10.44" calcext:value-type="float">
            <text:p>10.44</text:p>
          </table:table-cell>
          <table:table-cell table:style-name="ce4" office:value-type="float" office:value="77.3" calcext:value-type="float">
            <text:p>77.3</text:p>
          </table:table-cell>
          <table:table-cell table:style-name="ce4" office:value-type="float" office:value="31.45" calcext:value-type="float">
            <text:p>31.45</text:p>
          </table:table-cell>
          <table:table-cell table:number-columns-repeated="1008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dsn-1396-cult-1197-ChIPseqIP-0minRif-Sigma70</text:p>
          </table:table-cell>
          <table:table-cell table:style-name="ce5" office:value-type="string" calcext:value-type="string">
            <text:p>fastq</text:p>
          </table:table-cell>
          <table:table-cell table:style-name="ce5" office:value-type="string" calcext:value-type="string">
            <text:p>GTGAAA</text:p>
          </table:table-cell>
          <table:table-cell table:style-name="ce5" office:value-type="string" calcext:value-type="string">
            <text:p>edsn-1396-cult-1197-ChIPseqIP-0minRif-Sigma70 Ind: 19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Landick</text:p>
          </table:table-cell>
          <table:table-cell table:style-name="ce5" office:value-type="float" office:value="1206" calcext:value-type="float">
            <text:p>1206</text:p>
          </table:table-cell>
          <table:table-cell table:style-name="ce5" office:value-type="float" office:value="100" calcext:value-type="float">
            <text:p>100</text:p>
          </table:table-cell>
          <table:table-cell table:style-name="ce9" office:value-type="float" office:value="23650410" calcext:value-type="float">
            <text:p>23,650,410</text:p>
          </table:table-cell>
          <table:table-cell table:style-name="ce9" table:formula="of:=+[.J27]/2" office:value-type="float" office:value="11825205" calcext:value-type="float">
            <text:p>11,825,205</text:p>
          </table:table-cell>
          <table:table-cell table:style-name="ce5" office:value-type="float" office:value="7.16" calcext:value-type="float">
            <text:p>7.16</text:p>
          </table:table-cell>
          <table:table-cell table:style-name="ce5" office:value-type="float" office:value="89.27" calcext:value-type="float">
            <text:p>89.27</text:p>
          </table:table-cell>
          <table:table-cell table:style-name="ce5" office:value-type="float" office:value="10.73" calcext:value-type="float">
            <text:p>10.73</text:p>
          </table:table-cell>
          <table:table-cell table:style-name="ce5" office:value-type="float" office:value="78.96" calcext:value-type="float">
            <text:p>78.96</text:p>
          </table:table-cell>
          <table:table-cell table:style-name="ce5" office:value-type="float" office:value="32.05" calcext:value-type="float">
            <text:p>32.05</text:p>
          </table:table-cell>
          <table:table-cell table:number-columns-repeated="1008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dsn-1397-cult-1197-ChIPseqIP-0minRif-BetaPrimeFLAG</text:p>
          </table:table-cell>
          <table:table-cell table:style-name="ce5" office:value-type="string" calcext:value-type="string">
            <text:p>fastq</text:p>
          </table:table-cell>
          <table:table-cell table:style-name="ce5" office:value-type="string" calcext:value-type="string">
            <text:p>GTGGCC</text:p>
          </table:table-cell>
          <table:table-cell table:style-name="ce5" office:value-type="string" calcext:value-type="string">
            <text:p>edsn-1397-cult-1197-ChIPseqIP-0minRif-BetaPrimeFLAG Ind: 20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Landick</text:p>
          </table:table-cell>
          <table:table-cell table:style-name="ce5" office:value-type="float" office:value="1287" calcext:value-type="float">
            <text:p>1287</text:p>
          </table:table-cell>
          <table:table-cell table:style-name="ce5" office:value-type="float" office:value="100" calcext:value-type="float">
            <text:p>100</text:p>
          </table:table-cell>
          <table:table-cell table:style-name="ce9" office:value-type="float" office:value="25235408" calcext:value-type="float">
            <text:p>25,235,408</text:p>
          </table:table-cell>
          <table:table-cell table:style-name="ce9" table:formula="of:=+[.J28]/2" office:value-type="float" office:value="12617704" calcext:value-type="float">
            <text:p>12,617,704</text:p>
          </table:table-cell>
          <table:table-cell table:style-name="ce5" office:value-type="float" office:value="7.64" calcext:value-type="float">
            <text:p>7.64</text:p>
          </table:table-cell>
          <table:table-cell table:style-name="ce5" office:value-type="float" office:value="88.13" calcext:value-type="float">
            <text:p>88.13</text:p>
          </table:table-cell>
          <table:table-cell table:style-name="ce5" office:value-type="float" office:value="11.87" calcext:value-type="float">
            <text:p>11.87</text:p>
          </table:table-cell>
          <table:table-cell table:style-name="ce5" office:value-type="float" office:value="77.45" calcext:value-type="float">
            <text:p>77.45</text:p>
          </table:table-cell>
          <table:table-cell table:style-name="ce5" office:value-type="float" office:value="31.51" calcext:value-type="float">
            <text:p>31.51</text:p>
          </table:table-cell>
          <table:table-cell table:number-columns-repeated="1008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dsn-1398-cult-1197-ChIPseqIP-20minRif-Sigma70</text:p>
          </table:table-cell>
          <table:table-cell table:style-name="ce5" office:value-type="string" calcext:value-type="string">
            <text:p>fastq</text:p>
          </table:table-cell>
          <table:table-cell table:style-name="ce5" office:value-type="string" calcext:value-type="string">
            <text:p>GTTTCG</text:p>
          </table:table-cell>
          <table:table-cell table:style-name="ce5" office:value-type="string" calcext:value-type="string">
            <text:p>edsn-1398-cult-1197-ChIPseqIP-20minRif-Sigma70 Ind: 21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Landick</text:p>
          </table:table-cell>
          <table:table-cell table:style-name="ce5" office:value-type="float" office:value="1529" calcext:value-type="float">
            <text:p>1529</text:p>
          </table:table-cell>
          <table:table-cell table:style-name="ce5" office:value-type="float" office:value="100" calcext:value-type="float">
            <text:p>100</text:p>
          </table:table-cell>
          <table:table-cell table:style-name="ce9" office:value-type="float" office:value="29971544" calcext:value-type="float">
            <text:p>29,971,544</text:p>
          </table:table-cell>
          <table:table-cell table:style-name="ce9" table:formula="of:=+[.J29]/2" office:value-type="float" office:value="14985772" calcext:value-type="float">
            <text:p>14,985,772</text:p>
          </table:table-cell>
          <table:table-cell table:style-name="ce5" office:value-type="float" office:value="9.08" calcext:value-type="float">
            <text:p>9.08</text:p>
          </table:table-cell>
          <table:table-cell table:style-name="ce5" office:value-type="float" office:value="91.68" calcext:value-type="float">
            <text:p>91.68</text:p>
          </table:table-cell>
          <table:table-cell table:style-name="ce5" office:value-type="float" office:value="8.32" calcext:value-type="float">
            <text:p>8.32</text:p>
          </table:table-cell>
          <table:table-cell table:style-name="ce5" office:value-type="float" office:value="77.07" calcext:value-type="float">
            <text:p>77.07</text:p>
          </table:table-cell>
          <table:table-cell table:style-name="ce5" office:value-type="float" office:value="31.39" calcext:value-type="float">
            <text:p>31.39</text:p>
          </table:table-cell>
          <table:table-cell table:number-columns-repeated="1008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dsn-1399-cult-1197-ChIPseqIP-20minRif-BetaPrimeFLAG</text:p>
          </table:table-cell>
          <table:table-cell table:style-name="ce5" office:value-type="string" calcext:value-type="string">
            <text:p>fastq</text:p>
          </table:table-cell>
          <table:table-cell table:style-name="ce5" office:value-type="string" calcext:value-type="string">
            <text:p>CGTACG</text:p>
          </table:table-cell>
          <table:table-cell table:style-name="ce5" office:value-type="string" calcext:value-type="string">
            <text:p>edsn-1399-cult-1197-ChIPseqIP-20minRif-BetaPrimeFLAG Ind: 22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Landick</text:p>
          </table:table-cell>
          <table:table-cell table:style-name="ce5" office:value-type="float" office:value="1316" calcext:value-type="float">
            <text:p>1316</text:p>
          </table:table-cell>
          <table:table-cell table:style-name="ce5" office:value-type="float" office:value="100" calcext:value-type="float">
            <text:p>100</text:p>
          </table:table-cell>
          <table:table-cell table:style-name="ce9" office:value-type="float" office:value="25809504" calcext:value-type="float">
            <text:p>25,809,504</text:p>
          </table:table-cell>
          <table:table-cell table:style-name="ce9" table:formula="of:=+[.J30]/2" office:value-type="float" office:value="12904752" calcext:value-type="float">
            <text:p>12,904,752</text:p>
          </table:table-cell>
          <table:table-cell table:style-name="ce5" office:value-type="float" office:value="7.82" calcext:value-type="float">
            <text:p>7.82</text:p>
          </table:table-cell>
          <table:table-cell table:style-name="ce5" office:value-type="float" office:value="88.11" calcext:value-type="float">
            <text:p>88.11</text:p>
          </table:table-cell>
          <table:table-cell table:style-name="ce5" office:value-type="float" office:value="11.89" calcext:value-type="float">
            <text:p>11.89</text:p>
          </table:table-cell>
          <table:table-cell table:style-name="ce5" office:value-type="float" office:value="77.45" calcext:value-type="float">
            <text:p>77.45</text:p>
          </table:table-cell>
          <table:table-cell table:style-name="ce5" office:value-type="float" office:value="31.52" calcext:value-type="float">
            <text:p>31.52</text:p>
          </table:table-cell>
          <table:table-cell table:number-columns-repeated="1008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dsn-1400-cult-1202-ChIPseqIP-0minRif-Sigma70</text:p>
          </table:table-cell>
          <table:table-cell table:style-name="ce5" office:value-type="string" calcext:value-type="string">
            <text:p>fastq</text:p>
          </table:table-cell>
          <table:table-cell table:style-name="ce5" office:value-type="string" calcext:value-type="string">
            <text:p>GAGTGG</text:p>
          </table:table-cell>
          <table:table-cell table:style-name="ce5" office:value-type="string" calcext:value-type="string">
            <text:p>edsn-1400-cult-1202-ChIPseqIP-0minRif-Sigma70 Ind: 23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Landick</text:p>
          </table:table-cell>
          <table:table-cell table:style-name="ce5" office:value-type="float" office:value="919" calcext:value-type="float">
            <text:p>919</text:p>
          </table:table-cell>
          <table:table-cell table:style-name="ce5" office:value-type="float" office:value="100" calcext:value-type="float">
            <text:p>100</text:p>
          </table:table-cell>
          <table:table-cell table:style-name="ce9" office:value-type="float" office:value="18011282" calcext:value-type="float">
            <text:p>18,011,282</text:p>
          </table:table-cell>
          <table:table-cell table:style-name="ce9" table:formula="of:=+[.J31]/2" office:value-type="float" office:value="9005641" calcext:value-type="float">
            <text:p>9,005,641</text:p>
          </table:table-cell>
          <table:table-cell table:style-name="ce5" office:value-type="float" office:value="5.45" calcext:value-type="float">
            <text:p>5.45</text:p>
          </table:table-cell>
          <table:table-cell table:style-name="ce5" office:value-type="float" office:value="82.13" calcext:value-type="float">
            <text:p>82.13</text:p>
          </table:table-cell>
          <table:table-cell table:style-name="ce5" office:value-type="float" office:value="17.87" calcext:value-type="float">
            <text:p>17.87</text:p>
          </table:table-cell>
          <table:table-cell table:style-name="ce5" office:value-type="float" office:value="79.42" calcext:value-type="float">
            <text:p>79.42</text:p>
          </table:table-cell>
          <table:table-cell table:style-name="ce5" office:value-type="float" office:value="32.21" calcext:value-type="float">
            <text:p>32.21</text:p>
          </table:table-cell>
          <table:table-cell table:number-columns-repeated="1008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dsn-1401-cult-1202-ChIPseqIP-0minRif-BetaPrimeFLAG</text:p>
          </table:table-cell>
          <table:table-cell table:style-name="ce5" office:value-type="string" calcext:value-type="string">
            <text:p>fastq</text:p>
          </table:table-cell>
          <table:table-cell table:style-name="ce5" office:value-type="string" calcext:value-type="string">
            <text:p>ACTGAT</text:p>
          </table:table-cell>
          <table:table-cell table:style-name="ce5" office:value-type="string" calcext:value-type="string">
            <text:p>edsn-1401-cult-1202-ChIPseqIP-0minRif-BetaPrimeFLAG Ind: 25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Landick</text:p>
          </table:table-cell>
          <table:table-cell table:style-name="ce5" office:value-type="float" office:value="1745" calcext:value-type="float">
            <text:p>1745</text:p>
          </table:table-cell>
          <table:table-cell table:style-name="ce5" office:value-type="float" office:value="100" calcext:value-type="float">
            <text:p>100</text:p>
          </table:table-cell>
          <table:table-cell table:style-name="ce9" office:value-type="float" office:value="34212228" calcext:value-type="float">
            <text:p>34,212,228</text:p>
          </table:table-cell>
          <table:table-cell table:style-name="ce9" table:formula="of:=+[.J32]/2" office:value-type="float" office:value="17106114" calcext:value-type="float">
            <text:p>17,106,114</text:p>
          </table:table-cell>
          <table:table-cell table:style-name="ce5" office:value-type="float" office:value="10.36" calcext:value-type="float">
            <text:p>10.36</text:p>
          </table:table-cell>
          <table:table-cell table:style-name="ce5" office:value-type="float" office:value="90.87" calcext:value-type="float">
            <text:p>90.87</text:p>
          </table:table-cell>
          <table:table-cell table:style-name="ce5" office:value-type="float" office:value="9.13" calcext:value-type="float">
            <text:p>9.13</text:p>
          </table:table-cell>
          <table:table-cell table:style-name="ce5" office:value-type="float" office:value="77.32" calcext:value-type="float">
            <text:p>77.32</text:p>
          </table:table-cell>
          <table:table-cell table:style-name="ce5" office:value-type="float" office:value="31.45" calcext:value-type="float">
            <text:p>31.45</text:p>
          </table:table-cell>
          <table:table-cell table:number-columns-repeated="1008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dsn-1402-cult-1202-ChIPseqIP-20minRif-Sigma70</text:p>
          </table:table-cell>
          <table:table-cell table:style-name="ce5" office:value-type="string" calcext:value-type="string">
            <text:p>fastq</text:p>
          </table:table-cell>
          <table:table-cell table:style-name="ce5" office:value-type="string" calcext:value-type="string">
            <text:p>ATTCCT</text:p>
          </table:table-cell>
          <table:table-cell table:style-name="ce5" office:value-type="string" calcext:value-type="string">
            <text:p>edsn-1402-cult-1202-ChIPseqIP-20minRif-Sigma70 Ind: 27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Landick</text:p>
          </table:table-cell>
          <table:table-cell table:style-name="ce5" office:value-type="float" office:value="1428" calcext:value-type="float">
            <text:p>1428</text:p>
          </table:table-cell>
          <table:table-cell table:style-name="ce5" office:value-type="float" office:value="100" calcext:value-type="float">
            <text:p>100</text:p>
          </table:table-cell>
          <table:table-cell table:style-name="ce9" office:value-type="float" office:value="28005996" calcext:value-type="float">
            <text:p>28,005,996</text:p>
          </table:table-cell>
          <table:table-cell table:style-name="ce9" table:formula="of:=+[.J33]/2" office:value-type="float" office:value="14002998" calcext:value-type="float">
            <text:p>14,002,998</text:p>
          </table:table-cell>
          <table:table-cell table:style-name="ce5" office:value-type="float" office:value="8.48" calcext:value-type="float">
            <text:p>8.48</text:p>
          </table:table-cell>
          <table:table-cell table:style-name="ce5" office:value-type="float" office:value="89.95" calcext:value-type="float">
            <text:p>89.95</text:p>
          </table:table-cell>
          <table:table-cell table:style-name="ce5" office:value-type="float" office:value="10.05" calcext:value-type="float">
            <text:p>10.05</text:p>
          </table:table-cell>
          <table:table-cell table:style-name="ce5" office:value-type="float" office:value="77.14" calcext:value-type="float">
            <text:p>77.14</text:p>
          </table:table-cell>
          <table:table-cell table:style-name="ce5" office:value-type="float" office:value="31.39" calcext:value-type="float">
            <text:p>31.39</text:p>
          </table:table-cell>
          <table:table-cell table:number-columns-repeated="1008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dsn-1403-cult-1202-ChIPseqIP-20minRif-BetaPrimeFLAG</text:p>
          </table:table-cell>
          <table:table-cell table:style-name="ce5" office:value-type="string" calcext:value-type="string">
            <text:p>fastq</text:p>
          </table:table-cell>
          <table:table-cell table:style-name="ce5" office:value-type="string" calcext:value-type="string">
            <text:p>ATCACG</text:p>
          </table:table-cell>
          <table:table-cell table:style-name="ce5" office:value-type="string" calcext:value-type="string">
            <text:p>edsn-1403-cult-1202-ChIPseqIP-20minRif-BetaPrimeFLAG Ind: 1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Landick</text:p>
          </table:table-cell>
          <table:table-cell table:style-name="ce5" office:value-type="float" office:value="1331" calcext:value-type="float">
            <text:p>1331</text:p>
          </table:table-cell>
          <table:table-cell table:style-name="ce5" office:value-type="float" office:value="100" calcext:value-type="float">
            <text:p>100</text:p>
          </table:table-cell>
          <table:table-cell table:style-name="ce9" office:value-type="float" office:value="26091592" calcext:value-type="float">
            <text:p>26,091,592</text:p>
          </table:table-cell>
          <table:table-cell table:style-name="ce9" table:formula="of:=+[.J34]/2" office:value-type="float" office:value="13045796" calcext:value-type="float">
            <text:p>13,045,796</text:p>
          </table:table-cell>
          <table:table-cell table:style-name="ce5" office:value-type="float" office:value="7.9" calcext:value-type="float">
            <text:p>7.9</text:p>
          </table:table-cell>
          <table:table-cell table:style-name="ce5" office:value-type="float" office:value="88.58" calcext:value-type="float">
            <text:p>88.58</text:p>
          </table:table-cell>
          <table:table-cell table:style-name="ce5" office:value-type="float" office:value="11.42" calcext:value-type="float">
            <text:p>11.42</text:p>
          </table:table-cell>
          <table:table-cell table:style-name="ce5" office:value-type="float" office:value="77.9" calcext:value-type="float">
            <text:p>77.9</text:p>
          </table:table-cell>
          <table:table-cell table:style-name="ce5" office:value-type="float" office:value="31.67" calcext:value-type="float">
            <text:p>31.67</text:p>
          </table:table-cell>
          <table:table-cell table:number-columns-repeated="1008"/>
        </table:table-row>
      </table:table>
      <table:table table:name="Aligned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ce22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2">
          <table:table-cell table:style-name="ce11" office:value-type="string" calcext:value-type="string">
            <text:p>folder</text:p>
          </table:table-cell>
          <table:table-cell table:style-name="ce11" office:value-type="string" calcext:value-type="string">
            <text:p>file</text:p>
          </table:table-cell>
          <table:table-cell table:style-name="ce11" office:value-type="string" calcext:value-type="string">
            <text:p>depth</text:p>
          </table:table-cell>
          <table:table-cell table:style-name="ce11" office:value-type="string" calcext:value-type="string">
            <text:p>aligner</text:p>
          </table:table-cell>
          <table:table-cell table:style-name="ce11" office:value-type="string" calcext:value-type="string">
            <text:p>version</text:p>
          </table:table-cell>
          <table:table-cell table:style-name="ce11" office:value-type="string" calcext:value-type="string">
            <text:p>command</text:p>
          </table:table-cell>
        </table:table-row>
        <table:table-row table:style-name="ro2">
          <table:table-cell table:style-name="ce12" office:value-type="string" calcext:value-type="string">
            <text:p>/p/keles/ChIPexo/volume3/LandickData/ChIPexo</text:p>
          </table:table-cell>
          <table:table-cell table:style-name="ce12" office:value-type="string" calcext:value-type="string">
            <text:p>edsn1310_042814_qc.sorted.bam*</text:p>
          </table:table-cell>
          <table:table-cell table:style-name="ce18" office:value-type="float" office:value="4090592" calcext:value-type="float">
            <text:p>4,090,592</text:p>
          </table:table-cell>
          <table:table-cell table:style-name="ce12" office:value-type="string" calcext:value-type="string">
            <text:p><text:s/>PN:bwa</text:p>
          </table:table-cell>
          <table:table-cell table:style-name="ce12" office:value-type="string" calcext:value-type="string">
            <text:p><text:s/>VN:0.7.7-r441</text:p>
          </table:table-cell>
          <table:table-cell table:style-name="ce12" office:value-type="string" calcext:value-type="string">
            <text:p><text:s/>CL:bwa samse E.coli_K-12_MG1655_GENOME.fa edsn1310_042814_Left.sai p2.run423.edsn-1310-cult-1197-ChIPexo-0minRif-Beta_ATCACG_L001_R1.fastq</text:p>
          </table:table-cell>
        </table:table-row>
        <table:table-row table:style-name="ro2">
          <table:table-cell table:style-name="ce12" office:value-type="string" calcext:value-type="string">
            <text:p>/p/keles/ChIPexo/volume3/LandickData/ChIPexo</text:p>
          </table:table-cell>
          <table:table-cell table:style-name="ce12" office:value-type="string" calcext:value-type="string">
            <text:p>edsn1311_042814_qc.sorted.bam*</text:p>
          </table:table-cell>
          <table:table-cell table:style-name="ce18" office:value-type="float" office:value="1002850" calcext:value-type="float">
            <text:p>1,002,850</text:p>
          </table:table-cell>
          <table:table-cell table:style-name="ce12" office:value-type="string" calcext:value-type="string">
            <text:p><text:s/>PN:bwa</text:p>
          </table:table-cell>
          <table:table-cell table:style-name="ce12" office:value-type="string" calcext:value-type="string">
            <text:p><text:s/>VN:0.7.7-r441</text:p>
          </table:table-cell>
          <table:table-cell table:style-name="ce12" office:value-type="string" calcext:value-type="string">
            <text:p><text:s/>CL:bwa samse E.coli_K-12_MG1655_GENOME.fa edsn1311_042814_Left.sai p2.run423.edsn-1311-cult-1197-ChIPexo-0minRif-Sigma70_CGATGT_L001_R1.fastq</text:p>
          </table:table-cell>
        </table:table-row>
        <table:table-row table:style-name="ro2">
          <table:table-cell table:style-name="ce12" office:value-type="string" calcext:value-type="string">
            <text:p>/p/keles/ChIPexo/volume3/LandickData/ChIPexo</text:p>
          </table:table-cell>
          <table:table-cell table:style-name="ce12" office:value-type="string" calcext:value-type="string">
            <text:p>edsn1312_042814_qc.sorted.bam*</text:p>
          </table:table-cell>
          <table:table-cell table:style-name="ce18" office:value-type="float" office:value="1940436" calcext:value-type="float">
            <text:p>1,940,436</text:p>
          </table:table-cell>
          <table:table-cell table:style-name="ce12" office:value-type="string" calcext:value-type="string">
            <text:p><text:s/>PN:bwa</text:p>
          </table:table-cell>
          <table:table-cell table:style-name="ce12" office:value-type="string" calcext:value-type="string">
            <text:p><text:s/>VN:0.7.7-r441</text:p>
          </table:table-cell>
          <table:table-cell table:style-name="ce12" office:value-type="string" calcext:value-type="string">
            <text:p><text:s/>CL:bwa samse E.coli_K-12_MG1655_GENOME.fa edsn1312_042814_Left.sai p2.run423.edsn-1312-cult-1197-ChIPexo-0minRif-BetaPrimeFLAG_TTAGGC_L001_R1.fastq</text:p>
          </table:table-cell>
        </table:table-row>
        <table:table-row table:style-name="ro2">
          <table:table-cell table:style-name="ce12" office:value-type="string" calcext:value-type="string">
            <text:p>/p/keles/ChIPexo/volume3/LandickData/ChIPexo</text:p>
          </table:table-cell>
          <table:table-cell table:style-name="ce12" office:value-type="string" calcext:value-type="string">
            <text:p>edsn1313_042814_qc.sorted.bam*</text:p>
          </table:table-cell>
          <table:table-cell table:style-name="ce18" office:value-type="float" office:value="5628177" calcext:value-type="float">
            <text:p>5,628,177</text:p>
          </table:table-cell>
          <table:table-cell table:style-name="ce12" office:value-type="string" calcext:value-type="string">
            <text:p><text:s/>PN:bwa</text:p>
          </table:table-cell>
          <table:table-cell table:style-name="ce12" office:value-type="string" calcext:value-type="string">
            <text:p><text:s/>VN:0.7.7-r441</text:p>
          </table:table-cell>
          <table:table-cell table:style-name="ce12" office:value-type="string" calcext:value-type="string">
            <text:p><text:s/>CL:bwa samse E.coli_K-12_MG1655_GENOME.fa edsn1313_042814_Left.sai p2.run423.edsn-1313-cult-1197-ChIPexo-20minRif-Beta_TGACCA_L001_R1.fastq</text:p>
          </table:table-cell>
        </table:table-row>
        <table:table-row table:style-name="ro2">
          <table:table-cell table:style-name="ce12" office:value-type="string" calcext:value-type="string">
            <text:p>/p/keles/ChIPexo/volume3/LandickData/ChIPexo</text:p>
          </table:table-cell>
          <table:table-cell table:style-name="ce12" office:value-type="string" calcext:value-type="string">
            <text:p>edsn1314_042814_qc.sorted.bam*</text:p>
          </table:table-cell>
          <table:table-cell table:style-name="ce18" office:value-type="float" office:value="2023464" calcext:value-type="float">
            <text:p>2,023,464</text:p>
          </table:table-cell>
          <table:table-cell table:style-name="ce12" office:value-type="string" calcext:value-type="string">
            <text:p><text:s/>PN:bwa</text:p>
          </table:table-cell>
          <table:table-cell table:style-name="ce12" office:value-type="string" calcext:value-type="string">
            <text:p><text:s/>VN:0.7.7-r441</text:p>
          </table:table-cell>
          <table:table-cell table:style-name="ce12" office:value-type="string" calcext:value-type="string">
            <text:p><text:s/>CL:bwa samse E.coli_K-12_MG1655_GENOME.fa edsn1314_042814_Left.sai p2.run423.edsn-1314-cult-1197-ChIPexo-20minRif-Sigma70_ACAGTG_L001_R1.fastq</text:p>
          </table:table-cell>
        </table:table-row>
        <table:table-row table:style-name="ro2">
          <table:table-cell table:style-name="ce12" office:value-type="string" calcext:value-type="string">
            <text:p>/p/keles/ChIPexo/volume3/LandickData/ChIPexo</text:p>
          </table:table-cell>
          <table:table-cell table:style-name="ce12" office:value-type="string" calcext:value-type="string">
            <text:p>edsn1315_042814_qc.sorted.bam*</text:p>
          </table:table-cell>
          <table:table-cell table:style-name="ce18" office:value-type="float" office:value="5091712" calcext:value-type="float">
            <text:p>5,091,712</text:p>
          </table:table-cell>
          <table:table-cell table:style-name="ce12" office:value-type="string" calcext:value-type="string">
            <text:p><text:s/>PN:bwa</text:p>
          </table:table-cell>
          <table:table-cell table:style-name="ce12" office:value-type="string" calcext:value-type="string">
            <text:p><text:s/>VN:0.7.7-r441</text:p>
          </table:table-cell>
          <table:table-cell table:style-name="ce12" office:value-type="string" calcext:value-type="string">
            <text:p><text:s/>CL:bwa samse E.coli_K-12_MG1655_GENOME.fa edsn1315_042814_Left.sai p2.run423.edsn-1315-cult-1197-ChIPexo-20minRif-BetaPrimeFLAG_GCCAAT_L001_R1.fastq</text:p>
          </table:table-cell>
        </table:table-row>
        <table:table-row table:style-name="ro2">
          <table:table-cell table:style-name="ce12" office:value-type="string" calcext:value-type="string">
            <text:p>/p/keles/ChIPexo/volume3/LandickData/ChIPexo</text:p>
          </table:table-cell>
          <table:table-cell table:style-name="ce12" office:value-type="string" calcext:value-type="string">
            <text:p>edsn1316_042814_qc.sorted.bam*</text:p>
          </table:table-cell>
          <table:table-cell table:style-name="ce18" office:value-type="float" office:value="5417771" calcext:value-type="float">
            <text:p>5,417,771</text:p>
          </table:table-cell>
          <table:table-cell table:style-name="ce12" office:value-type="string" calcext:value-type="string">
            <text:p><text:s/>PN:bwa</text:p>
          </table:table-cell>
          <table:table-cell table:style-name="ce12" office:value-type="string" calcext:value-type="string">
            <text:p><text:s/>VN:0.7.7-r441</text:p>
          </table:table-cell>
          <table:table-cell table:style-name="ce12" office:value-type="string" calcext:value-type="string">
            <text:p><text:s/>CL:bwa samse E.coli_K-12_MG1655_GENOME.fa edsn1316_042814_Left.sai p2.run423.edsn-1316-cult-1202-ChIPexo-0minRif-Beta_CAGATC_L001_R1.fastq</text:p>
          </table:table-cell>
        </table:table-row>
        <table:table-row table:style-name="ro2">
          <table:table-cell table:style-name="ce12" office:value-type="string" calcext:value-type="string">
            <text:p>/p/keles/ChIPexo/volume3/LandickData/ChIPexo</text:p>
          </table:table-cell>
          <table:table-cell table:style-name="ce12" office:value-type="string" calcext:value-type="string">
            <text:p>edsn1317_042814_qc.sorted.bam*</text:p>
          </table:table-cell>
          <table:table-cell table:style-name="ce18" office:value-type="float" office:value="2345504" calcext:value-type="float">
            <text:p>2,345,504</text:p>
          </table:table-cell>
          <table:table-cell table:style-name="ce12" office:value-type="string" calcext:value-type="string">
            <text:p><text:s/>PN:bwa</text:p>
          </table:table-cell>
          <table:table-cell table:style-name="ce12" office:value-type="string" calcext:value-type="string">
            <text:p><text:s/>VN:0.7.7-r441</text:p>
          </table:table-cell>
          <table:table-cell table:style-name="ce12" office:value-type="string" calcext:value-type="string">
            <text:p><text:s/>CL:bwa samse E.coli_K-12_MG1655_GENOME.fa edsn1317_042814_Left.sai p2.run423.edsn-1317-cult-1202-ChIPexo-0minRif-Sigma70_ACTTGA_L001_R1.fastq</text:p>
          </table:table-cell>
        </table:table-row>
        <table:table-row table:style-name="ro2">
          <table:table-cell table:style-name="ce12" office:value-type="string" calcext:value-type="string">
            <text:p>/p/keles/ChIPexo/volume3/LandickData/ChIPexo</text:p>
          </table:table-cell>
          <table:table-cell table:style-name="ce12" office:value-type="string" calcext:value-type="string">
            <text:p>edsn1318_042814_qc.sorted.bam*</text:p>
          </table:table-cell>
          <table:table-cell table:style-name="ce18" office:value-type="float" office:value="925859" calcext:value-type="float">
            <text:p>925,859</text:p>
          </table:table-cell>
          <table:table-cell table:style-name="ce12" office:value-type="string" calcext:value-type="string">
            <text:p><text:s/>PN:bwa</text:p>
          </table:table-cell>
          <table:table-cell table:style-name="ce12" office:value-type="string" calcext:value-type="string">
            <text:p><text:s/>VN:0.7.7-r441</text:p>
          </table:table-cell>
          <table:table-cell table:style-name="ce12" office:value-type="string" calcext:value-type="string">
            <text:p><text:s/>CL:bwa samse E.coli_K-12_MG1655_GENOME.fa edsn1318_042814_Left.sai p2.run423.edsn-1318-cult-1202-ChIPexo-0minRif-BetaPrimeFLAG_GATCAG_L001_R1.fastq</text:p>
          </table:table-cell>
        </table:table-row>
        <table:table-row table:style-name="ro2">
          <table:table-cell table:style-name="ce12" office:value-type="string" calcext:value-type="string">
            <text:p>/p/keles/ChIPexo/volume3/LandickData/ChIPexo</text:p>
          </table:table-cell>
          <table:table-cell table:style-name="ce12" office:value-type="string" calcext:value-type="string">
            <text:p>edsn1319_042814_qc.sorted.bam*</text:p>
          </table:table-cell>
          <table:table-cell table:style-name="ce18" office:value-type="float" office:value="2029249" calcext:value-type="float">
            <text:p>2,029,249</text:p>
          </table:table-cell>
          <table:table-cell table:style-name="ce12" office:value-type="string" calcext:value-type="string">
            <text:p><text:s/>PN:bwa</text:p>
          </table:table-cell>
          <table:table-cell table:style-name="ce12" office:value-type="string" calcext:value-type="string">
            <text:p><text:s/>VN:0.7.7-r441</text:p>
          </table:table-cell>
          <table:table-cell table:style-name="ce12" office:value-type="string" calcext:value-type="string">
            <text:p><text:s/>CL:bwa samse E.coli_K-12_MG1655_GENOME.fa edsn1319_042814_Left.sai p2.run423.edsn-1319-cult-1202-ChIPexo-20minRif-Beta_TAGCTT_L001_R1.fastq</text:p>
          </table:table-cell>
        </table:table-row>
        <table:table-row table:style-name="ro2">
          <table:table-cell table:style-name="ce12" office:value-type="string" calcext:value-type="string">
            <text:p>/p/keles/ChIPexo/volume3/LandickData/ChIPexo</text:p>
          </table:table-cell>
          <table:table-cell table:style-name="ce12" office:value-type="string" calcext:value-type="string">
            <text:p>edsn1320_042814_qc.sorted.bam*</text:p>
          </table:table-cell>
          <table:table-cell table:style-name="ce18" office:value-type="float" office:value="4403053" calcext:value-type="float">
            <text:p>4,403,053</text:p>
          </table:table-cell>
          <table:table-cell table:style-name="ce12" office:value-type="string" calcext:value-type="string">
            <text:p><text:s/>PN:bwa</text:p>
          </table:table-cell>
          <table:table-cell table:style-name="ce12" office:value-type="string" calcext:value-type="string">
            <text:p><text:s/>VN:0.7.7-r441</text:p>
          </table:table-cell>
          <table:table-cell table:style-name="ce12" office:value-type="string" calcext:value-type="string">
            <text:p><text:s/>CL:bwa samse E.coli_K-12_MG1655_GENOME.fa edsn1320_042814_Left.sai p2.run423.edsn-1320-cult-1202-ChIPexo-20minRif-Sigma70_GGCTAC_L001_R1.fastq</text:p>
          </table:table-cell>
        </table:table-row>
        <table:table-row table:style-name="ro2">
          <table:table-cell table:style-name="ce12" office:value-type="string" calcext:value-type="string">
            <text:p>/p/keles/ChIPexo/volume3/LandickData/ChIPexo</text:p>
          </table:table-cell>
          <table:table-cell table:style-name="ce12" office:value-type="string" calcext:value-type="string">
            <text:p>edsn1321_042814_qc.sorted.bam*</text:p>
          </table:table-cell>
          <table:table-cell table:style-name="ce18" office:value-type="float" office:value="6757389" calcext:value-type="float">
            <text:p>6,757,389</text:p>
          </table:table-cell>
          <table:table-cell table:style-name="ce12" office:value-type="string" calcext:value-type="string">
            <text:p><text:s/>PN:bwa</text:p>
          </table:table-cell>
          <table:table-cell table:style-name="ce12" office:value-type="string" calcext:value-type="string">
            <text:p><text:s/>VN:0.7.7-r441</text:p>
          </table:table-cell>
          <table:table-cell table:style-name="ce12" office:value-type="string" calcext:value-type="string">
            <text:p><text:s/>CL:bwa samse E.coli_K-12_MG1655_GENOME.fa edsn1321_042814_Left.sai p2.run423.edsn-1321-cult-1202-ChIPexo-20minRif-BetaPrimeFLAG_CTTGTA_L001_R1.fastq</text:p>
          </table:table-cell>
        </table:table-row>
        <table:table-row table:style-name="ro2">
          <table:table-cell table:style-name="ce12" office:value-type="string" calcext:value-type="string">
            <text:p>/p/keles/ChIPexo/volume3/LandickData/ChIPexo</text:p>
          </table:table-cell>
          <table:table-cell table:style-name="ce12" office:value-type="string" calcext:value-type="string">
            <text:p>edsn930_042814_qc.sorted.bam*</text:p>
          </table:table-cell>
          <table:table-cell table:style-name="ce18" office:value-type="float" office:value="864613" calcext:value-type="float">
            <text:p>864,613</text:p>
          </table:table-cell>
          <table:table-cell table:style-name="ce12" office:value-type="string" calcext:value-type="string">
            <text:p><text:s/>PN:bwa</text:p>
          </table:table-cell>
          <table:table-cell table:style-name="ce12" office:value-type="string" calcext:value-type="string">
            <text:p><text:s/>VN:0.7.7-r441</text:p>
          </table:table-cell>
          <table:table-cell table:style-name="ce12" office:value-type="string" calcext:value-type="string">
            <text:p><text:s/>CL:bwa samse E.coli_K-12_MG1655_GENOME.fa edsn930_042814_Left.sai p2.run299.456-166-1003b-No-Ab-Lib_TGACCA_L007_R1.fastq</text:p>
          </table:table-cell>
        </table:table-row>
        <table:table-row table:style-name="ro2">
          <table:table-cell table:style-name="ce12" office:value-type="string" calcext:value-type="string">
            <text:p>/p/keles/ChIPexo/volume3/LandickData/ChIPexo</text:p>
          </table:table-cell>
          <table:table-cell table:style-name="ce12" office:value-type="string" calcext:value-type="string">
            <text:p>edsn931_042814_qc.sorted.bam*</text:p>
          </table:table-cell>
          <table:table-cell table:style-name="ce18" office:value-type="float" office:value="1491548" calcext:value-type="float">
            <text:p>1,491,548</text:p>
          </table:table-cell>
          <table:table-cell table:style-name="ce12" office:value-type="string" calcext:value-type="string">
            <text:p><text:s/>PN:bwa</text:p>
          </table:table-cell>
          <table:table-cell table:style-name="ce12" office:value-type="string" calcext:value-type="string">
            <text:p><text:s/>VN:0.7.7-r441</text:p>
          </table:table-cell>
          <table:table-cell table:style-name="ce12" office:value-type="string" calcext:value-type="string">
            <text:p><text:s/>CL:bwa samse E.coli_K-12_MG1655_GENOME.fa edsn931_042814_Left.sai p2.run299.456-166-1002-Sig-70-Lib_ACAGTG_L007_R1.fastq</text:p>
          </table:table-cell>
        </table:table-row>
        <table:table-row table:style-name="ro2">
          <table:table-cell table:style-name="ce12" office:value-type="string" calcext:value-type="string">
            <text:p>/p/keles/ChIPexo/volume3/LandickData/ChIPexo</text:p>
          </table:table-cell>
          <table:table-cell table:style-name="ce12" office:value-type="string" calcext:value-type="string">
            <text:p>edsn932_042814_qc.sorted.bam*</text:p>
          </table:table-cell>
          <table:table-cell table:style-name="ce18" office:value-type="float" office:value="1933018" calcext:value-type="float">
            <text:p>1,933,018</text:p>
          </table:table-cell>
          <table:table-cell table:style-name="ce12" office:value-type="string" calcext:value-type="string">
            <text:p><text:s/>PN:bwa</text:p>
          </table:table-cell>
          <table:table-cell table:style-name="ce12" office:value-type="string" calcext:value-type="string">
            <text:p><text:s/>VN:0.7.7-r441</text:p>
          </table:table-cell>
          <table:table-cell table:style-name="ce12" office:value-type="string" calcext:value-type="string">
            <text:p><text:s/>CL:bwa samse E.coli_K-12_MG1655_GENOME.fa edsn932_042814_Left.sai p2.run299.456-166-1002-Sig-S-Lib_GCCAAT_L007_R1.fastq</text:p>
          </table:table-cell>
        </table:table-row>
        <table:table-row table:style-name="ro2">
          <table:table-cell table:style-name="ce12" office:value-type="string" calcext:value-type="string">
            <text:p>/p/keles/ChIPexo/volume3/LandickData/ChIPexo</text:p>
          </table:table-cell>
          <table:table-cell table:style-name="ce12" office:value-type="string" calcext:value-type="string">
            <text:p>edsn933_042814_qc.sorted.bam*</text:p>
          </table:table-cell>
          <table:table-cell table:style-name="ce18" office:value-type="float" office:value="1017382" calcext:value-type="float">
            <text:p>1,017,382</text:p>
          </table:table-cell>
          <table:table-cell table:style-name="ce12" office:value-type="string" calcext:value-type="string">
            <text:p><text:s/>PN:bwa</text:p>
          </table:table-cell>
          <table:table-cell table:style-name="ce12" office:value-type="string" calcext:value-type="string">
            <text:p><text:s/>VN:0.7.7-r441</text:p>
          </table:table-cell>
          <table:table-cell table:style-name="ce12" office:value-type="string" calcext:value-type="string">
            <text:p><text:s/>CL:bwa samse E.coli_K-12_MG1655_GENOME.fa edsn933_042814_Left.sai p2.run299.456-166-1010-Sig-70-Lib_CAGATC_L007_R1.fastq</text:p>
          </table:table-cell>
        </table:table-row>
        <table:table-row table:style-name="ro2">
          <table:table-cell table:style-name="ce12" office:value-type="string" calcext:value-type="string">
            <text:p>/p/keles/ChIPexo/volume3/LandickData/ChIPexo</text:p>
          </table:table-cell>
          <table:table-cell table:style-name="ce12" office:value-type="string" calcext:value-type="string">
            <text:p>edsn934_042814_qc.sorted.bam*</text:p>
          </table:table-cell>
          <table:table-cell table:style-name="ce18" office:value-type="float" office:value="3501176" calcext:value-type="float">
            <text:p>3,501,176</text:p>
          </table:table-cell>
          <table:table-cell table:style-name="ce12" office:value-type="string" calcext:value-type="string">
            <text:p><text:s/>PN:bwa</text:p>
          </table:table-cell>
          <table:table-cell table:style-name="ce12" office:value-type="string" calcext:value-type="string">
            <text:p><text:s/>VN:0.7.7-r441</text:p>
          </table:table-cell>
          <table:table-cell table:style-name="ce12" office:value-type="string" calcext:value-type="string">
            <text:p><text:s/>CL:bwa samse E.coli_K-12_MG1655_GENOME.fa edsn934_042814_Left.sai p2.run299.456-166-1010-Sig-S-Lib_ACTTGA_L007_R1.fastq</text:p>
          </table:table-cell>
        </table:table-row>
        <table:table-row table:style-name="ro2">
          <table:table-cell table:style-name="ce12" office:value-type="string" calcext:value-type="string">
            <text:p>/p/keles/ChIPexo/volume3/LandickData/ChIPexo</text:p>
          </table:table-cell>
          <table:table-cell table:style-name="ce12" office:value-type="string" calcext:value-type="string">
            <text:p>edsn935_042814_qc.sorted.bam*</text:p>
          </table:table-cell>
          <table:table-cell table:style-name="ce18" office:value-type="float" office:value="1684808" calcext:value-type="float">
            <text:p>1,684,808</text:p>
          </table:table-cell>
          <table:table-cell table:style-name="ce12" office:value-type="string" calcext:value-type="string">
            <text:p><text:s/>PN:bwa</text:p>
          </table:table-cell>
          <table:table-cell table:style-name="ce12" office:value-type="string" calcext:value-type="string">
            <text:p><text:s/>VN:0.7.7-r441</text:p>
          </table:table-cell>
          <table:table-cell table:style-name="ce12" office:value-type="string" calcext:value-type="string">
            <text:p><text:s/>CL:bwa samse E.coli_K-12_MG1655_GENOME.fa edsn935_042814_Left.sai p2.run299.456-166-1003a-Sig-70-Lib_GATCAG_L007_R1.fastq</text:p>
          </table:table-cell>
        </table:table-row>
        <table:table-row table:style-name="ro2">
          <table:table-cell table:style-name="ce12" office:value-type="string" calcext:value-type="string">
            <text:p>/p/keles/ChIPexo/volume3/LandickData/ChIPexo</text:p>
          </table:table-cell>
          <table:table-cell table:style-name="ce12" office:value-type="string" calcext:value-type="string">
            <text:p>edsn936_042814_qc.sorted.bam*</text:p>
          </table:table-cell>
          <table:table-cell table:style-name="ce18" office:value-type="float" office:value="2366430" calcext:value-type="float">
            <text:p>2,366,430</text:p>
          </table:table-cell>
          <table:table-cell table:style-name="ce12" office:value-type="string" calcext:value-type="string">
            <text:p><text:s/>PN:bwa</text:p>
          </table:table-cell>
          <table:table-cell table:style-name="ce12" office:value-type="string" calcext:value-type="string">
            <text:p><text:s/>VN:0.7.7-r441</text:p>
          </table:table-cell>
          <table:table-cell table:style-name="ce12" office:value-type="string" calcext:value-type="string">
            <text:p><text:s/>CL:bwa samse E.coli_K-12_MG1655_GENOME.fa edsn936_042814_Left.sai p2.run299.456-166-1003a-Sig-S-Lib_TAGCTT_L007_R1.fastq</text:p>
          </table:table-cell>
        </table:table-row>
        <table:table-row table:style-name="ro2">
          <table:table-cell table:style-name="ce12" office:value-type="string" calcext:value-type="string">
            <text:p>/p/keles/ChIPexo/volume3/LandickData/ChIPexo</text:p>
          </table:table-cell>
          <table:table-cell table:style-name="ce12" office:value-type="string" calcext:value-type="string">
            <text:p>edsn937_042814_qc.sorted.bam*</text:p>
          </table:table-cell>
          <table:table-cell table:style-name="ce18" office:value-type="float" office:value="1138864" calcext:value-type="float">
            <text:p>1,138,864</text:p>
          </table:table-cell>
          <table:table-cell table:style-name="ce12" office:value-type="string" calcext:value-type="string">
            <text:p><text:s/>PN:bwa</text:p>
          </table:table-cell>
          <table:table-cell table:style-name="ce12" office:value-type="string" calcext:value-type="string">
            <text:p><text:s/>VN:0.7.7-r441</text:p>
          </table:table-cell>
          <table:table-cell table:style-name="ce12" office:value-type="string" calcext:value-type="string">
            <text:p><text:s/>CL:bwa samse E.coli_K-12_MG1655_GENOME.fa edsn937_042814_Left.sai p2.run299.456-166-1003b-Sig-70-Lib_GGCTAC_L007_R1.fastq</text:p>
          </table:table-cell>
        </table:table-row>
        <table:table-row table:style-name="ro2">
          <table:table-cell table:style-name="ce12" office:value-type="string" calcext:value-type="string">
            <text:p>/p/keles/ChIPexo/volume3/LandickData/ChIPexo</text:p>
          </table:table-cell>
          <table:table-cell table:style-name="ce12" office:value-type="string" calcext:value-type="string">
            <text:p>edsn938_042814_qc.sorted.bam</text:p>
          </table:table-cell>
          <table:table-cell table:style-name="ce18" office:value-type="float" office:value="10353356" calcext:value-type="float">
            <text:p>10,353,356</text:p>
          </table:table-cell>
          <table:table-cell table:style-name="ce12" office:value-type="string" calcext:value-type="string">
            <text:p><text:s/>PN:bwa</text:p>
          </table:table-cell>
          <table:table-cell table:style-name="ce12" office:value-type="string" calcext:value-type="string">
            <text:p><text:s/>VN:0.7.7-r441</text:p>
          </table:table-cell>
          <table:table-cell table:style-name="ce12" office:value-type="string" calcext:value-type="string">
            <text:p><text:s/>CL:bwa samse E.coli_K-12_MG1655_GENOME.fa edsn938_042814_Left.sai p2.run299.456-166-1003b-Sig-S-Lib_CTTGTA_L007_R1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1369_042814_qc.filter.bam</text:p>
          </table:table-cell>
          <table:table-cell table:style-name="ce19" office:value-type="float" office:value="2624446" calcext:value-type="float">
            <text:p>2,624,446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1369_042814_Left.sai edsn1369_042814_Right.sai p1.run423.edsn-1369-cult-1204-ChIPseqInput-midlog-Beta_TTAGGC_L002_R1.fastq p1.run423.edsn-1369-cult-1204-ChIPseqInput-midlog-Beta_TTAGGC_L002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1369_042814_qc.sorted.bam*</text:p>
          </table:table-cell>
          <table:table-cell table:style-name="ce19" office:value-type="float" office:value="2626000" calcext:value-type="float">
            <text:p>2,626,000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1369_042814_Left.sai edsn1369_042814_Right.sai p1.run423.edsn-1369-cult-1204-ChIPseqInput-midlog-Beta_TTAGGC_L002_R1.fastq p1.run423.edsn-1369-cult-1204-ChIPseqInput-midlog-Beta_TTAGGC_L002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1396_042814_qc.filter.bam</text:p>
          </table:table-cell>
          <table:table-cell table:style-name="ce19" office:value-type="float" office:value="2324876" calcext:value-type="float">
            <text:p>2,324,876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1396_042814_Left.sai edsn1396_042814_Right.sai p1.run423.edsn-1396-cult-1197-ChIPseqIP-0minRif-Sigma70_GTGAAA_L002_R1.fastq p1.run423.edsn-1396-cult-1197-ChIPseqIP-0minRif-Sigma70_GTGAAA_L002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1396_042814_qc.sorted.bam*</text:p>
          </table:table-cell>
          <table:table-cell table:style-name="ce19" office:value-type="float" office:value="2326770" calcext:value-type="float">
            <text:p>2,326,770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1396_042814_Left.sai edsn1396_042814_Right.sai p1.run423.edsn-1396-cult-1197-ChIPseqIP-0minRif-Sigma70_GTGAAA_L002_R1.fastq p1.run423.edsn-1396-cult-1197-ChIPseqIP-0minRif-Sigma70_GTGAAA_L002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1397_042814_qc.filter.bam</text:p>
          </table:table-cell>
          <table:table-cell table:style-name="ce19" office:value-type="float" office:value="1891628" calcext:value-type="float">
            <text:p>1,891,628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1397_042814_Left.sai edsn1397_042814_Right.sai p1.run423.edsn-1397-cult-1197-ChIPseqIP-0minRif-BetaPrimeFLAG_GTGGCC_L002_R1.fastq p1.run423.edsn-1397-cult-1197-ChIPseqIP-0minRif-BetaPrimeFLAG_GTGGCC_L002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1397_042814_qc.sorted.bam*</text:p>
          </table:table-cell>
          <table:table-cell table:style-name="ce19" office:value-type="float" office:value="1896172" calcext:value-type="float">
            <text:p>1,896,172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1397_042814_Left.sai edsn1397_042814_Right.sai p1.run423.edsn-1397-cult-1197-ChIPseqIP-0minRif-BetaPrimeFLAG_GTGGCC_L002_R1.fastq p1.run423.edsn-1397-cult-1197-ChIPseqIP-0minRif-BetaPrimeFLAG_GTGGCC_L002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1398_042814_qc.filter.bam</text:p>
          </table:table-cell>
          <table:table-cell table:style-name="ce19" office:value-type="float" office:value="1872148" calcext:value-type="float">
            <text:p>1,872,148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1398_042814_Left.sai edsn1398_042814_Right.sai p1.run423.edsn-1398-cult-1197-ChIPseqIP-20minRif-Sigma70_GTTTCG_L002_R1.fastq p1.run423.edsn-1398-cult-1197-ChIPseqIP-20minRif-Sigma70_GTTTCG_L002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1398_042814_qc.sorted.bam*</text:p>
          </table:table-cell>
          <table:table-cell table:style-name="ce19" office:value-type="float" office:value="1876800" calcext:value-type="float">
            <text:p>1,876,800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1398_042814_Left.sai edsn1398_042814_Right.sai p1.run423.edsn-1398-cult-1197-ChIPseqIP-20minRif-Sigma70_GTTTCG_L002_R1.fastq p1.run423.edsn-1398-cult-1197-ChIPseqIP-20minRif-Sigma70_GTTTCG_L002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1399_042814_qc.filter.bam</text:p>
          </table:table-cell>
          <table:table-cell table:style-name="ce19" office:value-type="float" office:value="11357870" calcext:value-type="float">
            <text:p>11,357,870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1399_042814_Left.sai edsn1399_042814_Right.sai p1.run423.edsn-1399-cult-1197-ChIPseqIP-20minRif-BetaPrimeFLAG_CGTACG_L002_R1.fastq p1.run423.edsn-1399-cult-1197-ChIPseqIP-20minRif-BetaPrimeFLAG_CGTACG_L002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1399_042814_qc.sorted.bam*</text:p>
          </table:table-cell>
          <table:table-cell table:style-name="ce19" office:value-type="float" office:value="11372346" calcext:value-type="float">
            <text:p>11,372,346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1399_042814_Left.sai edsn1399_042814_Right.sai p1.run423.edsn-1399-cult-1197-ChIPseqIP-20minRif-BetaPrimeFLAG_CGTACG_L002_R1.fastq p1.run423.edsn-1399-cult-1197-ChIPseqIP-20minRif-BetaPrimeFLAG_CGTACG_L002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1400_042814_qc.filter.bam</text:p>
          </table:table-cell>
          <table:table-cell table:style-name="ce19" office:value-type="float" office:value="2426548" calcext:value-type="float">
            <text:p>2,426,548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1400_042814_Left.sai edsn1400_042814_Right.sai p1.run423.edsn-1400-cult-1202-ChIPseqIP-0minRif-Sigma70_GAGTGG_L002_R1.fastq p1.run423.edsn-1400-cult-1202-ChIPseqIP-0minRif-Sigma70_GAGTGG_L002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1400_042814_qc.sorted.bam*</text:p>
          </table:table-cell>
          <table:table-cell table:style-name="ce19" office:value-type="float" office:value="2428826" calcext:value-type="float">
            <text:p>2,428,826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1400_042814_Left.sai edsn1400_042814_Right.sai p1.run423.edsn-1400-cult-1202-ChIPseqIP-0minRif-Sigma70_GAGTGG_L002_R1.fastq p1.run423.edsn-1400-cult-1202-ChIPseqIP-0minRif-Sigma70_GAGTGG_L002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1401_042814_qc.filter.bam</text:p>
          </table:table-cell>
          <table:table-cell table:style-name="ce19" office:value-type="float" office:value="2656146" calcext:value-type="float">
            <text:p>2,656,146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1401_042814_Left.sai edsn1401_042814_Right.sai p1.run423.edsn-1401-cult-1202-ChIPseqIP-0minRif-BetaPrimeFLAG_ACTGAT_L002_R1.fastq p1.run423.edsn-1401-cult-1202-ChIPseqIP-0minRif-BetaPrimeFLAG_ACTGAT_L002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1401_042814_qc.sorted.bam*</text:p>
          </table:table-cell>
          <table:table-cell table:style-name="ce19" office:value-type="float" office:value="2661658" calcext:value-type="float">
            <text:p>2,661,658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1401_042814_Left.sai edsn1401_042814_Right.sai p1.run423.edsn-1401-cult-1202-ChIPseqIP-0minRif-BetaPrimeFLAG_ACTGAT_L002_R1.fastq p1.run423.edsn-1401-cult-1202-ChIPseqIP-0minRif-BetaPrimeFLAG_ACTGAT_L002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1402_042814_qc.filter.bam</text:p>
          </table:table-cell>
          <table:table-cell table:style-name="ce19" office:value-type="float" office:value="1887704" calcext:value-type="float">
            <text:p>1,887,704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1402_042814_Left.sai edsn1402_042814_Right.sai p1.run423.edsn-1402-cult-1202-ChIPseqIP-20minRif-Sigma70_ATTCCT_L002_R1.fastq p1.run423.edsn-1402-cult-1202-ChIPseqIP-20minRif-Sigma70_ATTCCT_L002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1402_042814_qc.sorted.bam*</text:p>
          </table:table-cell>
          <table:table-cell table:style-name="ce19" office:value-type="float" office:value="1889316" calcext:value-type="float">
            <text:p>1,889,316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1402_042814_Left.sai edsn1402_042814_Right.sai p1.run423.edsn-1402-cult-1202-ChIPseqIP-20minRif-Sigma70_ATTCCT_L002_R1.fastq p1.run423.edsn-1402-cult-1202-ChIPseqIP-20minRif-Sigma70_ATTCCT_L002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1403_042814_qc.filter.bam</text:p>
          </table:table-cell>
          <table:table-cell table:style-name="ce19" office:value-type="float" office:value="6960312" calcext:value-type="float">
            <text:p>6,960,312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1403_042814_Left.sai edsn1403_042814_Right.sai p1.run423.edsn-1403-cult-1202-ChIPseqIP-20minRif-BetaPrimeFLAG_ATCACG_L002_R1.fastq p1.run423.edsn-1403-cult-1202-ChIPseqIP-20minRif-BetaPrimeFLAG_ATCACG_L002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1403_042814_qc.sorted.bam*</text:p>
          </table:table-cell>
          <table:table-cell table:style-name="ce19" office:value-type="float" office:value="6962744" calcext:value-type="float">
            <text:p>6,962,744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1403_042814_Left.sai edsn1403_042814_Right.sai p1.run423.edsn-1403-cult-1202-ChIPseqIP-20minRif-BetaPrimeFLAG_ATCACG_L002_R1.fastq p1.run423.edsn-1403-cult-1202-ChIPseqIP-20minRif-BetaPrimeFLAG_ATCACG_L002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1416_042814_qc.filter.bam</text:p>
          </table:table-cell>
          <table:table-cell table:style-name="ce19" office:value-type="float" office:value="3218118" calcext:value-type="float">
            <text:p>3,218,118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1416-4_Left.sai edsn1416-4_Right.sai p1.run208.input_ATCACG_L003_R1.fastq p1.run208.input_ATCACG_L003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1416_042814_qc.sorted.bam*</text:p>
          </table:table-cell>
          <table:table-cell table:style-name="ce19" office:value-type="float" office:value="3225772" calcext:value-type="float">
            <text:p>3,225,772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1416-4_Left.sai edsn1416-4_Right.sai p1.run208.input_ATCACG_L003_R1.fastq p1.run208.input_ATCACG_L003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788_042814_qc.filter.bam</text:p>
          </table:table-cell>
          <table:table-cell table:style-name="ce19" office:value-type="float" office:value="5821600" calcext:value-type="float">
            <text:p>5,821,600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788_042814_Left.sai edsn788_042814_Right.sai p1.run208.sigma70-minuso2a_TGACCA_L003_R1.fastq p1.run208.sigma70-minuso2a_TGACCA_L003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788_042814_qc.sorted.bam*</text:p>
          </table:table-cell>
          <table:table-cell table:style-name="ce19" office:value-type="float" office:value="5825394" calcext:value-type="float">
            <text:p>5,825,394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788_042814_Left.sai edsn788_042814_Right.sai p1.run208.sigma70-minuso2a_TGACCA_L003_R1.fastq p1.run208.sigma70-minuso2a_TGACCA_L003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790_042814_qc.filter.bam</text:p>
          </table:table-cell>
          <table:table-cell table:style-name="ce19" office:value-type="float" office:value="24463420" calcext:value-type="float">
            <text:p>24,463,420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790_042814_Left.sai edsn790_042814_Right.sai p1.run208.sigma70-pluso2a_TTAGGC_L003_R1.fastq p1.run208.sigma70-pluso2a_TTAGGC_L003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790_042814_qc.sorted.bam*</text:p>
          </table:table-cell>
          <table:table-cell table:style-name="ce19" office:value-type="float" office:value="24481494" calcext:value-type="float">
            <text:p>24,481,494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790_042814_Left.sai edsn790_042814_Right.sai p1.run208.sigma70-pluso2a_TTAGGC_L003_R1.fastq p1.run208.sigma70-pluso2a_TTAGGC_L003_R2.fastq</text:p>
          </table:table-cell>
        </table:table-row>
        <table:table-row table:style-name="ro2">
          <table:table-cell table:style-name="ce14" office:value-type="string" calcext:value-type="string">
            <text:p>/p/keles/ChIPexo/volume3/LandickData/ChIPseq_SET</text:p>
          </table:table-cell>
          <table:table-cell table:style-name="ce14" office:value-type="string" calcext:value-type="string">
            <text:p>edsn101_042814_qc.sorted.bam</text:p>
          </table:table-cell>
          <table:table-cell table:style-name="ce20" office:value-type="float" office:value="217380" calcext:value-type="float">
            <text:p>217,380</text:p>
          </table:table-cell>
          <table:table-cell table:style-name="ce14" office:value-type="string" calcext:value-type="string">
            <text:p><text:s/>PN:bwa</text:p>
          </table:table-cell>
          <table:table-cell table:style-name="ce14" office:value-type="string" calcext:value-type="string">
            <text:p><text:s/>VN:0.7.7-r441</text:p>
          </table:table-cell>
          <table:table-cell table:style-name="ce14" office:value-type="string" calcext:value-type="string">
            <text:p><text:s/>CL:bwa samse E.coli_K-12_MG1655_GENOME.fa run101_Input_posO2_042814_Left.sai p2.run101.Input_AEROBIC.004.s_1_sequence_2.fastq</text:p>
          </table:table-cell>
        </table:table-row>
        <table:table-row table:style-name="ro2">
          <table:table-cell table:style-name="ce15" office:value-type="string" calcext:value-type="string">
            <office:annotation draw:style-name="gr1" draw:text-style-name="P1" svg:width="1.1413in" svg:height="0.3902in" svg:x="6.202in" svg:y="7.765in" draw:caption-point-x="-0.2402in" draw:caption-point-y="0.5945in">
              <dc:date>2015-12-29T00:00:00</dc:date>
              <text:p text:style-name="P1"><text:span text:style-name="T1">Sampled from PET</text:span></text:p>
            </office:annotation>
            <text:p>/p/keles/ChIPexo/volume3/LandickData/ChIPseq_SET</text:p>
          </table:table-cell>
          <table:table-cell table:style-name="ce15" office:value-type="string" calcext:value-type="string">
            <text:p>edsn1369_042814_qc.filter.bam</text:p>
          </table:table-cell>
          <table:table-cell table:style-name="ce21" office:value-type="float" office:value="1299954" calcext:value-type="float">
            <text:p>1,299,954</text:p>
          </table:table-cell>
          <table:table-cell table:style-name="ce15" office:value-type="string" calcext:value-type="string">
            <text:p><text:s/>PN:bwa</text:p>
          </table:table-cell>
          <table:table-cell table:style-name="ce15" office:value-type="string" calcext:value-type="string">
            <text:p><text:s/>VN:0.7.7-r441</text:p>
          </table:table-cell>
          <table:table-cell table:style-name="ce15" office:value-type="string" calcext:value-type="string">
            <text:p><text:s/>CL:bwa sampe E.coli_K-12_MG1655_GENOME.fa edsn1369_042814_Left.sai edsn1369_042814_Right.sai p1.run423.edsn-1369-cult-1204-ChIPseqInput-midlog-Beta_TTAGGC_L002_R1.fastq p1.run423.edsn-1369-cult-1204-ChIPseqInput-midlog-Beta_TTAGGC_L002_R2.fastq</text:p>
          </table:table-cell>
        </table:table-row>
        <table:table-row table:style-name="ro2">
          <table:table-cell table:style-name="ce15" office:value-type="string" calcext:value-type="string">
            <text:p>/p/keles/ChIPexo/volume3/LandickData/ChIPseq_SET</text:p>
          </table:table-cell>
          <table:table-cell table:style-name="ce15" office:value-type="string" calcext:value-type="string">
            <text:p>edsn1396_042814_qc.filter.bam</text:p>
          </table:table-cell>
          <table:table-cell table:style-name="ce21" office:value-type="float" office:value="1143433" calcext:value-type="float">
            <text:p>1,143,433</text:p>
          </table:table-cell>
          <table:table-cell table:style-name="ce15" office:value-type="string" calcext:value-type="string">
            <text:p><text:s/>PN:bwa</text:p>
          </table:table-cell>
          <table:table-cell table:style-name="ce15" office:value-type="string" calcext:value-type="string">
            <text:p><text:s/>VN:0.7.7-r441</text:p>
          </table:table-cell>
          <table:table-cell table:style-name="ce15" office:value-type="string" calcext:value-type="string">
            <text:p><text:s/>CL:bwa sampe E.coli_K-12_MG1655_GENOME.fa edsn1396_042814_Left.sai edsn1396_042814_Right.sai p1.run423.edsn-1396-cult-1197-ChIPseqIP-0minRif-Sigma70_GTGAAA_L002_R1.fastq p1.run423.edsn-1396-cult-1197-ChIPseqIP-0minRif-Sigma70_GTGAAA_L002_R2.fastq</text:p>
          </table:table-cell>
        </table:table-row>
        <table:table-row table:style-name="ro2">
          <table:table-cell table:style-name="ce15" office:value-type="string" calcext:value-type="string">
            <text:p>/p/keles/ChIPexo/volume3/LandickData/ChIPseq_SET</text:p>
          </table:table-cell>
          <table:table-cell table:style-name="ce15" office:value-type="string" calcext:value-type="string">
            <text:p>edsn1397_042814_qc.filter.bam</text:p>
          </table:table-cell>
          <table:table-cell table:style-name="ce21" office:value-type="float" office:value="936890" calcext:value-type="float">
            <text:p>936,890</text:p>
          </table:table-cell>
          <table:table-cell table:style-name="ce15" office:value-type="string" calcext:value-type="string">
            <text:p><text:s/>PN:bwa</text:p>
          </table:table-cell>
          <table:table-cell table:style-name="ce15" office:value-type="string" calcext:value-type="string">
            <text:p><text:s/>VN:0.7.7-r441</text:p>
          </table:table-cell>
          <table:table-cell table:style-name="ce15" office:value-type="string" calcext:value-type="string">
            <text:p><text:s/>CL:bwa sampe E.coli_K-12_MG1655_GENOME.fa edsn1397_042814_Left.sai edsn1397_042814_Right.sai p1.run423.edsn-1397-cult-1197-ChIPseqIP-0minRif-BetaPrimeFLAG_GTGGCC_L002_R1.fastq p1.run423.edsn-1397-cult-1197-ChIPseqIP-0minRif-BetaPrimeFLAG_GTGGCC_L002_R2.fastq</text:p>
          </table:table-cell>
        </table:table-row>
        <table:table-row table:style-name="ro2">
          <table:table-cell table:style-name="ce15" office:value-type="string" calcext:value-type="string">
            <text:p>/p/keles/ChIPexo/volume3/LandickData/ChIPseq_SET</text:p>
          </table:table-cell>
          <table:table-cell table:style-name="ce15" office:value-type="string" calcext:value-type="string">
            <text:p>edsn1398_042814_qc.filter.bam</text:p>
          </table:table-cell>
          <table:table-cell table:style-name="ce21" office:value-type="float" office:value="923557" calcext:value-type="float">
            <text:p>923,557</text:p>
          </table:table-cell>
          <table:table-cell table:style-name="ce15" office:value-type="string" calcext:value-type="string">
            <text:p><text:s/>PN:bwa</text:p>
          </table:table-cell>
          <table:table-cell table:style-name="ce15" office:value-type="string" calcext:value-type="string">
            <text:p><text:s/>VN:0.7.7-r441</text:p>
          </table:table-cell>
          <table:table-cell table:style-name="ce15" office:value-type="string" calcext:value-type="string">
            <text:p><text:s/>CL:bwa sampe E.coli_K-12_MG1655_GENOME.fa edsn1398_042814_Left.sai edsn1398_042814_Right.sai p1.run423.edsn-1398-cult-1197-ChIPseqIP-20minRif-Sigma70_GTTTCG_L002_R1.fastq p1.run423.edsn-1398-cult-1197-ChIPseqIP-20minRif-Sigma70_GTTTCG_L002_R2.fastq</text:p>
          </table:table-cell>
        </table:table-row>
        <table:table-row table:style-name="ro2">
          <table:table-cell table:style-name="ce15" office:value-type="string" calcext:value-type="string">
            <text:p>/p/keles/ChIPexo/volume3/LandickData/ChIPseq_SET</text:p>
          </table:table-cell>
          <table:table-cell table:style-name="ce15" office:value-type="string" calcext:value-type="string">
            <text:p>edsn1399_042814_qc.filter.bam</text:p>
          </table:table-cell>
          <table:table-cell table:style-name="ce21" office:value-type="float" office:value="5613141" calcext:value-type="float">
            <text:p>5,613,141</text:p>
          </table:table-cell>
          <table:table-cell table:style-name="ce15" office:value-type="string" calcext:value-type="string">
            <text:p><text:s/>PN:bwa</text:p>
          </table:table-cell>
          <table:table-cell table:style-name="ce15" office:value-type="string" calcext:value-type="string">
            <text:p><text:s/>VN:0.7.7-r441</text:p>
          </table:table-cell>
          <table:table-cell table:style-name="ce15" office:value-type="string" calcext:value-type="string">
            <text:p><text:s/>CL:bwa sampe E.coli_K-12_MG1655_GENOME.fa edsn1399_042814_Left.sai edsn1399_042814_Right.sai p1.run423.edsn-1399-cult-1197-ChIPseqIP-20minRif-BetaPrimeFLAG_CGTACG_L002_R1.fastq p1.run423.edsn-1399-cult-1197-ChIPseqIP-20minRif-BetaPrimeFLAG_CGTACG_L002_R2.fastq</text:p>
          </table:table-cell>
        </table:table-row>
        <table:table-row table:style-name="ro2">
          <table:table-cell table:style-name="ce15" office:value-type="string" calcext:value-type="string">
            <text:p>/p/keles/ChIPexo/volume3/LandickData/ChIPseq_SET</text:p>
          </table:table-cell>
          <table:table-cell table:style-name="ce15" office:value-type="string" calcext:value-type="string">
            <text:p>edsn1400_042814_qc.filter.bam</text:p>
          </table:table-cell>
          <table:table-cell table:style-name="ce21" office:value-type="float" office:value="1189500" calcext:value-type="float">
            <text:p>1,189,500</text:p>
          </table:table-cell>
          <table:table-cell table:style-name="ce15" office:value-type="string" calcext:value-type="string">
            <text:p><text:s/>PN:bwa</text:p>
          </table:table-cell>
          <table:table-cell table:style-name="ce15" office:value-type="string" calcext:value-type="string">
            <text:p><text:s/>VN:0.7.7-r441</text:p>
          </table:table-cell>
          <table:table-cell table:style-name="ce15" office:value-type="string" calcext:value-type="string">
            <text:p><text:s/>CL:bwa sampe E.coli_K-12_MG1655_GENOME.fa edsn1400_042814_Left.sai edsn1400_042814_Right.sai p1.run423.edsn-1400-cult-1202-ChIPseqIP-0minRif-Sigma70_GAGTGG_L002_R1.fastq p1.run423.edsn-1400-cult-1202-ChIPseqIP-0minRif-Sigma70_GAGTGG_L002_R2.fastq</text:p>
          </table:table-cell>
        </table:table-row>
        <table:table-row table:style-name="ro2">
          <table:table-cell table:style-name="ce15" office:value-type="string" calcext:value-type="string">
            <text:p>/p/keles/ChIPexo/volume3/LandickData/ChIPseq_SET</text:p>
          </table:table-cell>
          <table:table-cell table:style-name="ce15" office:value-type="string" calcext:value-type="string">
            <text:p>edsn1401_042814_qc.filter.bam</text:p>
          </table:table-cell>
          <table:table-cell table:style-name="ce21" office:value-type="float" office:value="1317193" calcext:value-type="float">
            <text:p>1,317,193</text:p>
          </table:table-cell>
          <table:table-cell table:style-name="ce15" office:value-type="string" calcext:value-type="string">
            <text:p><text:s/>PN:bwa</text:p>
          </table:table-cell>
          <table:table-cell table:style-name="ce15" office:value-type="string" calcext:value-type="string">
            <text:p><text:s/>VN:0.7.7-r441</text:p>
          </table:table-cell>
          <table:table-cell table:style-name="ce15" office:value-type="string" calcext:value-type="string">
            <text:p><text:s/>CL:bwa sampe E.coli_K-12_MG1655_GENOME.fa edsn1401_042814_Left.sai edsn1401_042814_Right.sai p1.run423.edsn-1401-cult-1202-ChIPseqIP-0minRif-BetaPrimeFLAG_ACTGAT_L002_R1.fastq p1.run423.edsn-1401-cult-1202-ChIPseqIP-0minRif-BetaPrimeFLAG_ACTGAT_L002_R2.fastq</text:p>
          </table:table-cell>
        </table:table-row>
        <table:table-row table:style-name="ro2">
          <table:table-cell table:style-name="ce15" office:value-type="string" calcext:value-type="string">
            <text:p>/p/keles/ChIPexo/volume3/LandickData/ChIPseq_SET</text:p>
          </table:table-cell>
          <table:table-cell table:style-name="ce15" office:value-type="string" calcext:value-type="string">
            <text:p>edsn1402_042814_qc.filter.bam</text:p>
          </table:table-cell>
          <table:table-cell table:style-name="ce21" office:value-type="float" office:value="933583" calcext:value-type="float">
            <text:p>933,583</text:p>
          </table:table-cell>
          <table:table-cell table:style-name="ce15" office:value-type="string" calcext:value-type="string">
            <text:p><text:s/>PN:bwa</text:p>
          </table:table-cell>
          <table:table-cell table:style-name="ce15" office:value-type="string" calcext:value-type="string">
            <text:p><text:s/>VN:0.7.7-r441</text:p>
          </table:table-cell>
          <table:table-cell table:style-name="ce15" office:value-type="string" calcext:value-type="string">
            <text:p><text:s/>CL:bwa sampe E.coli_K-12_MG1655_GENOME.fa edsn1402_042814_Left.sai edsn1402_042814_Right.sai p1.run423.edsn-1402-cult-1202-ChIPseqIP-20minRif-Sigma70_ATTCCT_L002_R1.fastq p1.run423.edsn-1402-cult-1202-ChIPseqIP-20minRif-Sigma70_ATTCCT_L002_R2.fastq</text:p>
          </table:table-cell>
        </table:table-row>
        <table:table-row table:style-name="ro2">
          <table:table-cell table:style-name="ce15" office:value-type="string" calcext:value-type="string">
            <text:p>/p/keles/ChIPexo/volume3/LandickData/ChIPseq_SET</text:p>
          </table:table-cell>
          <table:table-cell table:style-name="ce15" office:value-type="string" calcext:value-type="string">
            <text:p>edsn1403_042814_qc.filter.bam</text:p>
          </table:table-cell>
          <table:table-cell table:style-name="ce21" office:value-type="float" office:value="3431261" calcext:value-type="float">
            <text:p>3,431,261</text:p>
          </table:table-cell>
          <table:table-cell table:style-name="ce15" office:value-type="string" calcext:value-type="string">
            <text:p><text:s/>PN:bwa</text:p>
          </table:table-cell>
          <table:table-cell table:style-name="ce15" office:value-type="string" calcext:value-type="string">
            <text:p><text:s/>VN:0.7.7-r441</text:p>
          </table:table-cell>
          <table:table-cell table:style-name="ce15" office:value-type="string" calcext:value-type="string">
            <text:p><text:s/>CL:bwa sampe E.coli_K-12_MG1655_GENOME.fa edsn1403_042814_Left.sai edsn1403_042814_Right.sai p1.run423.edsn-1403-cult-1202-ChIPseqIP-20minRif-BetaPrimeFLAG_ATCACG_L002_R1.fastq p1.run423.edsn-1403-cult-1202-ChIPseqIP-20minRif-BetaPrimeFLAG_ATCACG_L002_R2.fastq</text:p>
          </table:table-cell>
        </table:table-row>
        <table:table-row table:style-name="ro2">
          <table:table-cell table:style-name="ce15" office:value-type="string" calcext:value-type="string">
            <text:p>/p/keles/ChIPexo/volume3/LandickData/ChIPseq_SET</text:p>
          </table:table-cell>
          <table:table-cell table:style-name="ce15" office:value-type="string" calcext:value-type="string">
            <text:p>edsn1416_042814_qc.filter.bam</text:p>
          </table:table-cell>
          <table:table-cell table:style-name="ce21" office:value-type="float" office:value="1547944" calcext:value-type="float">
            <text:p>1,547,944</text:p>
          </table:table-cell>
          <table:table-cell table:style-name="ce15" office:value-type="string" calcext:value-type="string">
            <text:p><text:s/>PN:bwa</text:p>
          </table:table-cell>
          <table:table-cell table:style-name="ce15" office:value-type="string" calcext:value-type="string">
            <text:p><text:s/>VN:0.7.7-r441</text:p>
          </table:table-cell>
          <table:table-cell table:style-name="ce15" office:value-type="string" calcext:value-type="string">
            <text:p><text:s/>CL:bwa sampe E.coli_K-12_MG1655_GENOME.fa edsn1416-4_Left.sai edsn1416-4_Right.sai p1.run208.input_ATCACG_L003_R1.fastq p1.run208.input_ATCACG_L003_R2.fastq</text:p>
          </table:table-cell>
        </table:table-row>
        <table:table-row table:style-name="ro2">
          <table:table-cell table:style-name="ce15" office:value-type="string" calcext:value-type="string">
            <text:p>/p/keles/ChIPexo/volume3/LandickData/ChIPseq_SET</text:p>
          </table:table-cell>
          <table:table-cell table:style-name="ce15" office:value-type="string" calcext:value-type="string">
            <text:p>edsn788_042814_qc.filter.bam</text:p>
          </table:table-cell>
          <table:table-cell table:style-name="ce21" office:value-type="float" office:value="2883681" calcext:value-type="float">
            <text:p>2,883,681</text:p>
          </table:table-cell>
          <table:table-cell table:style-name="ce15" office:value-type="string" calcext:value-type="string">
            <text:p><text:s/>PN:bwa</text:p>
          </table:table-cell>
          <table:table-cell table:style-name="ce15" office:value-type="string" calcext:value-type="string">
            <text:p><text:s/>VN:0.7.7-r441</text:p>
          </table:table-cell>
          <table:table-cell table:style-name="ce15" office:value-type="string" calcext:value-type="string">
            <text:p><text:s/>CL:bwa sampe E.coli_K-12_MG1655_GENOME.fa edsn788_042814_Left.sai edsn788_042814_Right.sai p1.run208.sigma70-minuso2a_TGACCA_L003_R1.fastq p1.run208.sigma70-minuso2a_TGACCA_L003_R2.fastq</text:p>
          </table:table-cell>
        </table:table-row>
        <table:table-row table:style-name="ro2">
          <table:table-cell table:style-name="ce15" office:value-type="string" calcext:value-type="string">
            <text:p>/p/keles/ChIPexo/volume3/LandickData/ChIPseq_SET</text:p>
          </table:table-cell>
          <table:table-cell table:style-name="ce15" office:value-type="string" calcext:value-type="string">
            <text:p>edsn790_042814_qc.filter.bam</text:p>
          </table:table-cell>
          <table:table-cell table:style-name="ce21" office:value-type="float" office:value="12114373" calcext:value-type="float">
            <text:p>12,114,373</text:p>
          </table:table-cell>
          <table:table-cell table:style-name="ce15" office:value-type="string" calcext:value-type="string">
            <text:p><text:s/>PN:bwa</text:p>
          </table:table-cell>
          <table:table-cell table:style-name="ce15" office:value-type="string" calcext:value-type="string">
            <text:p><text:s/>VN:0.7.7-r441</text:p>
          </table:table-cell>
          <table:table-cell table:style-name="ce15" office:value-type="string" calcext:value-type="string">
            <text:p><text:s/>CL:bwa sampe E.coli_K-12_MG1655_GENOME.fa edsn790_042814_Left.sai edsn790_042814_Right.sai p1.run208.sigma70-pluso2a_TTAGGC_L003_R1.fastq p1.run208.sigma70-pluso2a_TTAGGC_L003_R2.fastq</text:p>
          </table:table-cell>
        </table:table-row>
        <table:table-row table:style-name="ro2">
          <table:table-cell table:style-name="ce14" office:value-type="string" calcext:value-type="string">
            <text:p>/p/keles/ChIPexo/volume3/LandickData/ChIPseq_SET</text:p>
          </table:table-cell>
          <table:table-cell table:style-name="ce14" office:value-type="string" calcext:value-type="string">
            <text:p>edsn80_042814_qc.sorted.bam</text:p>
          </table:table-cell>
          <table:table-cell table:style-name="ce20" office:value-type="float" office:value="7937176" calcext:value-type="float">
            <text:p>7,937,176</text:p>
          </table:table-cell>
          <table:table-cell table:style-name="ce14" office:value-type="string" calcext:value-type="string">
            <text:p><text:s/>PN:bwa</text:p>
          </table:table-cell>
          <table:table-cell table:style-name="ce14" office:value-type="string" calcext:value-type="string">
            <text:p><text:s/>VN:0.7.7-r441</text:p>
          </table:table-cell>
          <table:table-cell table:style-name="ce14" office:value-type="string" calcext:value-type="string">
            <text:p><text:s/>CL:bwa samse E.coli_K-12_MG1655_GENOME.fa run80_sig70_posO2_042814_Left.sai p2.run80.sigma70+02_I_PA.s_6_sequence.fastq</text:p>
          </table:table-cell>
        </table:table-row>
        <table:table-row table:style-name="ro2">
          <table:table-cell table:style-name="ce14" office:value-type="string" calcext:value-type="string">
            <text:p>/p/keles/ChIPexo/volume3/LandickData/ChIPseq_SET</text:p>
          </table:table-cell>
          <table:table-cell table:style-name="ce14" office:value-type="string" calcext:value-type="string">
            <text:p>run101_Input_posO2_042814_qc.sorted.bam</text:p>
          </table:table-cell>
          <table:table-cell table:style-name="ce20" office:value-type="float" office:value="217380" calcext:value-type="float">
            <text:p>217,380</text:p>
          </table:table-cell>
          <table:table-cell table:style-name="ce14" office:value-type="string" calcext:value-type="string">
            <text:p><text:s/>PN:bwa</text:p>
          </table:table-cell>
          <table:table-cell table:style-name="ce14" office:value-type="string" calcext:value-type="string">
            <text:p><text:s/>VN:0.7.7-r441</text:p>
          </table:table-cell>
          <table:table-cell table:style-name="ce14" office:value-type="string" calcext:value-type="string">
            <text:p><text:s/>CL:bwa samse E.coli_K-12_MG1655_GENOME.fa run101_Input_posO2_042814_Left.sai p2.run101.Input_AEROBIC.004.s_1_sequence_2.fastq</text:p>
          </table:table-cell>
        </table:table-row>
        <table:table-row table:style-name="ro2">
          <table:table-cell table:style-name="ce14" office:value-type="string" calcext:value-type="string">
            <text:p>/p/keles/ChIPexo/volume3/LandickData/ChIPseq_SET</text:p>
          </table:table-cell>
          <table:table-cell table:style-name="ce14" office:value-type="string" calcext:value-type="string">
            <text:p>run62_Input_negO2_042814_qc.sorted.bam</text:p>
          </table:table-cell>
          <table:table-cell table:style-name="ce20" office:value-type="float" office:value="6663980" calcext:value-type="float">
            <text:p>6,663,980</text:p>
          </table:table-cell>
          <table:table-cell table:style-name="ce14" office:value-type="string" calcext:value-type="string">
            <text:p><text:s/>PN:bwa</text:p>
          </table:table-cell>
          <table:table-cell table:style-name="ce14" office:value-type="string" calcext:value-type="string">
            <text:p><text:s/>VN:0.7.7-r441</text:p>
          </table:table-cell>
          <table:table-cell table:style-name="ce14" office:value-type="string" calcext:value-type="string">
            <text:p><text:s/>CL:bwa samse E.coli_K-12_MG1655_GENOME.fa run62_Input_negO2_042814_Left.sai p2.run62.FNR-Input_ANAEROBIC.s_2_sequence.003.fastq</text:p>
          </table:table-cell>
        </table:table-row>
        <table:table-row table:style-name="ro2">
          <table:table-cell table:style-name="ce14" office:value-type="string" calcext:value-type="string">
            <text:p>/p/keles/ChIPexo/volume3/LandickData/ChIPseq_SET</text:p>
          </table:table-cell>
          <table:table-cell table:style-name="ce14" office:value-type="string" calcext:value-type="string">
            <text:p>run80_sig70_negO2_042814_qc.sorted.bam</text:p>
          </table:table-cell>
          <table:table-cell table:style-name="ce20" office:value-type="float" office:value="9987111" calcext:value-type="float">
            <text:p>9,987,111</text:p>
          </table:table-cell>
          <table:table-cell table:style-name="ce14" office:value-type="string" calcext:value-type="string">
            <text:p><text:s/>PN:bwa</text:p>
          </table:table-cell>
          <table:table-cell table:style-name="ce14" office:value-type="string" calcext:value-type="string">
            <text:p><text:s/>VN:0.7.7-r441</text:p>
          </table:table-cell>
          <table:table-cell table:style-name="ce14" office:value-type="string" calcext:value-type="string">
            <text:p><text:s/>CL:bwa samse E.coli_K-12_MG1655_GENOME.fa run80_sig70_negO2_042814_Left.sai p2.run80.sigma70-02_IP_A.s_6_sequence.fastq</text:p>
          </table:table-cell>
        </table:table-row>
        <table:table-row table:style-name="ro2">
          <table:table-cell table:style-name="ce14" office:value-type="string" calcext:value-type="string">
            <text:p>/p/keles/ChIPexo/volume3/LandickData/ChIPseq_SET</text:p>
          </table:table-cell>
          <table:table-cell table:style-name="ce14" office:value-type="string" calcext:value-type="string">
            <text:p>run80_sig70_posO2_042814_qc.sorted.bam</text:p>
          </table:table-cell>
          <table:table-cell table:style-name="ce20" office:value-type="float" office:value="7937176" calcext:value-type="float">
            <text:p>7,937,176</text:p>
          </table:table-cell>
          <table:table-cell table:style-name="ce14" office:value-type="string" calcext:value-type="string">
            <text:p><text:s/>PN:bwa</text:p>
          </table:table-cell>
          <table:table-cell table:style-name="ce14" office:value-type="string" calcext:value-type="string">
            <text:p><text:s/>VN:0.7.7-r441</text:p>
          </table:table-cell>
          <table:table-cell table:style-name="ce14" office:value-type="string" calcext:value-type="string">
            <text:p><text:s/>CL:bwa samse E.coli_K-12_MG1655_GENOME.fa run80_sig70_posO2_042814_Left.sai p2.run80.sigma70+02_I_PA.s_6_sequence.fastq</text:p>
          </table:table-cell>
        </table:table-row>
        <table:table-row table:style-name="ro2">
          <table:table-cell table:style-name="ce16" office:value-type="string" calcext:value-type="string">
            <text:p>/NO_BACKUP/KelesGroup_DongjunChung/ChIP-exo/Landick_ChIP-exo/aligned_read_files</text:p>
          </table:table-cell>
          <table:table-cell table:style-name="ce16" office:value-type="string" calcext:value-type="string">
            <text:p>930/run299.456-166-1003b-No-Ab-Lib_TGACCA_L007_R1_bowtie_trim-5_3_-3_40.sam</text:p>
          </table:table-cell>
          <table:table-cell table:style-name="ce17" office:value-type="float" office:value="9789503" calcext:value-type="float">
            <text:p>9,789,503</text:p>
          </table:table-cell>
          <table:table-cell table:style-name="ce16" office:value-type="string" calcext:value-type="string">
            <text:p>ID:Bowtie</text:p>
          </table:table-cell>
          <table:table-cell table:style-name="ce16" office:value-type="string" calcext:value-type="string">
            <text:p>VN:0.12.5</text:p>
          </table:table-cell>
          <table:table-cell table:style-name="ce16" office:value-type="string" calcext:value-type="string">
            <text:p>CL:"bowtie /home/GLBRCORG/iong/MG1655_data/bowtie_index/ecoli_NC_000913.2 /home/GLBRCORG/iong/mds/930__1003_Ecoli_RLEcoli2493_MOPSminGlu_37C_NoAb_ChIPexo__ChIPseq/run299.456-166-1003b-No-Ab-Lib_TGACCA_L007_R1.fastq -m 1 -l 55 -k 1 -5 3 -3 40 --best -S /home/GLBRCORG/iong/mdsp/930__1003_Ecoli_RLEcoli2493_MOPSminGlu_37C_NoAb_ChIPexo__ChIPseq/run299.456-166-1003b-No-Ab-Lib_TGACCA_L007_R1_bowtie_trim-5_3_-3_40.sam -X 500"</text:p>
          </table:table-cell>
        </table:table-row>
        <table:table-row table:style-name="ro2">
          <table:table-cell table:style-name="ce16" office:value-type="string" calcext:value-type="string">
            <text:p>/NO_BACKUP/KelesGroup_DongjunChung/ChIP-exo/Landick_ChIP-exo/aligned_read_files</text:p>
          </table:table-cell>
          <table:table-cell table:style-name="ce16" office:value-type="string" calcext:value-type="string">
            <text:p>931/run299.456-166-1002-Sig-70-Lib_ACAGTG_L007_R1_bowtie_trim-5_3_-3_40.sam</text:p>
          </table:table-cell>
          <table:table-cell table:style-name="ce17" office:value-type="float" office:value="16846671" calcext:value-type="float">
            <text:p>16,846,671</text:p>
          </table:table-cell>
          <table:table-cell table:style-name="ce16" office:value-type="string" calcext:value-type="string">
            <text:p>ID:Bowtie</text:p>
          </table:table-cell>
          <table:table-cell table:style-name="ce16" office:value-type="string" calcext:value-type="string">
            <text:p>VN:0.12.5</text:p>
          </table:table-cell>
          <table:table-cell table:style-name="ce16" office:value-type="string" calcext:value-type="string">
            <text:p>CL:"bowtie /home/GLBRCORG/iong/MG1655_data/bowtie_index/ecoli_NC_000913.2 /home/GLBRCORG/iong/mds/931__1002_Ecoli_RLEcoli2493_MOPSminGlu_37C_Sigma70_ChIPexo__ChIPseq/run299.456-166-1002-Sig-70-Lib_ACAGTG_L007_R1.fastq -m 1 -l 55 -k 1 -5 3 -3 40 --best -S /home/GLBRCORG/iong/mdsp/931__1002_Ecoli_RLEcoli2493_MOPSminGlu_37C_Sigma70_ChIPexo__ChIPseq/run299.456-166-1002-Sig-70-Lib_ACAGTG_L007_R1_bowtie_trim-5_3_-3_40.sam -X 500"</text:p>
          </table:table-cell>
        </table:table-row>
        <table:table-row table:style-name="ro2">
          <table:table-cell table:style-name="ce16" office:value-type="string" calcext:value-type="string">
            <text:p>/NO_BACKUP/KelesGroup_DongjunChung/ChIP-exo/Landick_ChIP-exo/aligned_read_files</text:p>
          </table:table-cell>
          <table:table-cell table:style-name="ce16" office:value-type="string" calcext:value-type="string">
            <text:p>932/run299.456-166-1002-Sig-S-Lib_GCCAAT_L007_R1_bowtie_trim-5_3_-3_40.sam</text:p>
          </table:table-cell>
          <table:table-cell table:style-name="ce17" office:value-type="float" office:value="12983838" calcext:value-type="float">
            <text:p>12,983,838</text:p>
          </table:table-cell>
          <table:table-cell table:style-name="ce16" office:value-type="string" calcext:value-type="string">
            <text:p>ID:Bowtie</text:p>
          </table:table-cell>
          <table:table-cell table:style-name="ce16" office:value-type="string" calcext:value-type="string">
            <text:p>VN:0.12.5</text:p>
          </table:table-cell>
          <table:table-cell table:style-name="ce16" office:value-type="string" calcext:value-type="string">
            <text:p>CL:"bowtie /home/GLBRCORG/iong/MG1655_data/bowtie_index/ecoli_NC_000913.2 /home/GLBRCORG/iong/mds/932__1002_Ecoli_RLEcoli2493_MOPSminGlu_37C_SigmaS_ChIPexo__ChIPseq/run299.456-166-1002-Sig-S-Lib_GCCAAT_L007_R1.fastq -m 1 -l 55 -k 1 -5 3 -3 40 --best -S /home/GLBRCORG/iong/mdsp/932__1002_Ecoli_RLEcoli2493_MOPSminGlu_37C_SigmaS_ChIPexo__ChIPseq/run299.456-166-1002-Sig-S-Lib_GCCAAT_L007_R1_bowtie_trim-5_3_-3_40.sam -X 500"</text:p>
          </table:table-cell>
        </table:table-row>
        <table:table-row table:style-name="ro2">
          <table:table-cell table:style-name="ce16" office:value-type="string" calcext:value-type="string">
            <text:p>/NO_BACKUP/KelesGroup_DongjunChung/ChIP-exo/Landick_ChIP-exo/aligned_read_files</text:p>
          </table:table-cell>
          <table:table-cell table:style-name="ce16" office:value-type="string" calcext:value-type="string">
            <text:p>933/run299.456-166-1010-Sig-70-Lib_CAGATC_L007_R1_bowtie_trim-5_3_-3_40.sam</text:p>
          </table:table-cell>
          <table:table-cell table:style-name="ce17" office:value-type="float" office:value="17268284" calcext:value-type="float">
            <text:p>17,268,284</text:p>
          </table:table-cell>
          <table:table-cell table:style-name="ce16" office:value-type="string" calcext:value-type="string">
            <text:p>ID:Bowtie</text:p>
          </table:table-cell>
          <table:table-cell table:style-name="ce16" office:value-type="string" calcext:value-type="string">
            <text:p>VN:0.12.5</text:p>
          </table:table-cell>
          <table:table-cell table:style-name="ce16" office:value-type="string" calcext:value-type="string">
            <text:p>CL:"bowtie /home/GLBRCORG/iong/MG1655_data/bowtie_index/ecoli_NC_000913.2 /home/GLBRCORG/iong/mds/933__1010_Ecoli_RLEcoli2493_MOPSminGlu_37C_Sigma70_ChIPexo__ChIPseq/run299.456-166-1010-Sig-70-Lib_CAGATC_L007_R1.fastq -m 1 -l 55 -k 1 -5 3 -3 40 --best -S /home/GLBRCORG/iong/mdsp/933__1010_Ecoli_RLEcoli2493_MOPSminGlu_37C_Sigma70_ChIPexo__ChIPseq/run299.456-166-1010-Sig-70-Lib_CAGATC_L007_R1_bowtie_trim-5_3_-3_40.sam -X 500"</text:p>
          </table:table-cell>
        </table:table-row>
        <table:table-row table:style-name="ro2">
          <table:table-cell table:style-name="ce16" office:value-type="string" calcext:value-type="string">
            <office:annotation draw:style-name="gr1" draw:text-style-name="P1" svg:width="1.1413in" svg:height="0.5457in" svg:x="6.202in" svg:y="11.498in" draw:caption-point-x="-0.2402in" draw:caption-point-y="0.5945in">
              <dc:date>2015-12-29T00:00:00</dc:date>
              <text:p text:style-name="P1"><text:span text:style-name="T1">There is a truncation error in this one</text:span></text:p>
            </office:annotation>
            <text:p>/NO_BACKUP/KelesGroup_DongjunChung/ChIP-exo/Landick_ChIP-exo/aligned_read_files</text:p>
          </table:table-cell>
          <table:table-cell table:style-name="ce16" office:value-type="string" calcext:value-type="string">
            <text:p>934/run299.456-166-1010-Sig-S-Lib_ACTTGA_L007_R1_bowtie_trim-5_3_-3_40.sam</text:p>
          </table:table-cell>
          <table:table-cell table:style-name="ce17" office:value-type="float" office:value="15076733" calcext:value-type="float">
            <text:p>15,076,733</text:p>
          </table:table-cell>
          <table:table-cell table:style-name="ce16" office:value-type="string" calcext:value-type="string">
            <text:p>ID:Bowtie</text:p>
          </table:table-cell>
          <table:table-cell table:style-name="ce16" office:value-type="string" calcext:value-type="string">
            <text:p>VN:0.12.5</text:p>
          </table:table-cell>
          <table:table-cell table:style-name="ce16" office:value-type="string" calcext:value-type="string">
            <text:p>CL:"bowtie /home/GLBRCORG/iong/MG1655_data/bowtie_index/ecoli_NC_000913.2 /home/GLBRCORG/iong/mds/934__1010_Ecoli_RLEcoli2493_MOPSminGlu_37C_SigmaS_ChIPexo__ChIPseq/run299.456-166-1010-Sig-S-Lib_ACTTGA_L007_R1.fastq -m 1 -l 55 -k 1 -5 3 -3 40 --best -S /home/GLBRCORG/iong/mdsp/934__1010_Ecoli_RLEcoli2493_MOPSminGlu_37C_SigmaS_ChIPexo__ChIPseq/run299.456-166-1010-Sig-S-Lib_ACTTGA_L007_R1_bowtie_trim-5_3_-3_40.sam -X 500"</text:p>
          </table:table-cell>
        </table:table-row>
        <table:table-row table:style-name="ro2">
          <table:table-cell table:style-name="ce16" office:value-type="string" calcext:value-type="string">
            <text:p>/NO_BACKUP/KelesGroup_DongjunChung/ChIP-exo/Landick_ChIP-exo/aligned_read_files</text:p>
          </table:table-cell>
          <table:table-cell table:style-name="ce16" office:value-type="string" calcext:value-type="string">
            <text:p>935/run299.456-166-1003a-Sig-70-Lib_GATCAG_L007_R1_bowtie_trim-5_3_-3_40_fixed.sam</text:p>
          </table:table-cell>
          <table:table-cell table:style-name="ce17" office:value-type="float" office:value="7253301" calcext:value-type="float">
            <text:p>7,253,301</text:p>
          </table:table-cell>
          <table:table-cell table:style-name="ce16" office:value-type="string" calcext:value-type="string">
            <text:p>ID:Bowtie</text:p>
          </table:table-cell>
          <table:table-cell table:style-name="ce16" office:value-type="string" calcext:value-type="string">
            <text:p>VN:0.12.5</text:p>
          </table:table-cell>
          <table:table-cell table:style-name="ce16" office:value-type="string" calcext:value-type="string">
            <text:p>CL:"bowtie /home/GLBRCORG/iong/MG1655_data/bowtie_index/ecoli_NC_000913.2 /home/GLBRCORG/iong/mds/935__1003_Ecoli_RLEcoli2493_MOPSminGlu_37C_Sigma70_ChIPexo__ChIPseq/run299.456-166-1003a-Sig-70-Lib_GATCAG_L007_R1.fastq -m 1 -l 55 -k 1 -5 3 -3 40 --best -S /home/GLBRCORG/iong/mdsp/935__1003_Ecoli_RLEcoli2493_MOPSminGlu_37C_Sigma70_ChIPexo__ChIPseq/run299.456-166-1003a-Sig-70-Lib_GATCAG_L007_R1_bowtie_trim-5_3_-3_40.sam -X 500"</text:p>
          </table:table-cell>
        </table:table-row>
        <table:table-row table:style-name="ro2">
          <table:table-cell table:style-name="ce16" office:value-type="string" calcext:value-type="string">
            <text:p>/NO_BACKUP/KelesGroup_DongjunChung/ChIP-exo/Landick_ChIP-exo/aligned_read_files</text:p>
          </table:table-cell>
          <table:table-cell table:style-name="ce17" office:value-type="string" calcext:value-type="string">
            <text:p>935/run299.456-166-1003a-Sig-70-Lib_GATCAG_L007_R1_bowtie_trim-5_3_-3_40.sam</text:p>
          </table:table-cell>
          <table:table-cell table:style-name="ce17" office:value-type="float" office:value="7253301" calcext:value-type="float">
            <text:p>7,253,301</text:p>
          </table:table-cell>
          <table:table-cell table:style-name="ce16" office:value-type="string" calcext:value-type="string">
            <text:p>ID:Bowtie</text:p>
          </table:table-cell>
          <table:table-cell table:style-name="ce16" office:value-type="string" calcext:value-type="string">
            <text:p>VN:0.12.5</text:p>
          </table:table-cell>
          <table:table-cell table:style-name="ce16" office:value-type="string" calcext:value-type="string">
            <text:p>CL:"bowtie /home/GLBRCORG/iong/MG1655_data/bowtie_index/ecoli_NC_000913.2 /home/GLBRCORG/iong/mds/935__1003_Ecoli_RLEcoli2493_MOPSminGlu_37C_Sigma70_ChIPexo__ChIPseq/run299.456-166-1003a-Sig-70-Lib_GATCAG_L007_R1.fastq -m 1 -l 55 -k 1 -5 3 -3 40 --best -S /home/GLBRCORG/iong/mdsp/935__1003_Ecoli_RLEcoli2493_MOPSminGlu_37C_Sigma70_ChIPexo__ChIPseq/run299.456-166-1003a-Sig-70-Lib_GATCAG_L007_R1_bowtie_trim-5_3_-3_40.sam -X 500"</text:p>
          </table:table-cell>
        </table:table-row>
        <table:table-row table:style-name="ro2">
          <table:table-cell table:style-name="ce16" office:value-type="string" calcext:value-type="string">
            <text:p>/NO_BACKUP/KelesGroup_DongjunChung/ChIP-exo/Landick_ChIP-exo/aligned_read_files</text:p>
          </table:table-cell>
          <table:table-cell table:style-name="ce16" office:value-type="string" calcext:value-type="string">
            <text:p>936/run299.456-166-1003a-Sig-S-Lib_TAGCTT_L007_R1_bowtie_trim-5_3_-3_40.sam</text:p>
          </table:table-cell>
          <table:table-cell table:style-name="ce17" office:value-type="float" office:value="16167418" calcext:value-type="float">
            <text:p>16,167,418</text:p>
          </table:table-cell>
          <table:table-cell table:style-name="ce16" office:value-type="string" calcext:value-type="string">
            <text:p>ID:Bowtie</text:p>
          </table:table-cell>
          <table:table-cell table:style-name="ce16" office:value-type="string" calcext:value-type="string">
            <text:p>VN:0.12.5</text:p>
          </table:table-cell>
          <table:table-cell table:style-name="ce16" office:value-type="string" calcext:value-type="string">
            <text:p>CL:"bowtie /home/GLBRCORG/iong/MG1655_data/bowtie_index/ecoli_NC_000913.2 /home/GLBRCORG/iong/mds/936__1003_Ecoli_RLEcoli2493_MOPSminGlu_37C_SigmaS_ChIPexo__ChIPseq/run299.456-166-1003a-Sig-S-Lib_TAGCTT_L007_R1.fastq -m 1 -l 55 -k 1 -5 3 -3 40 --best -S /home/GLBRCORG/iong/mdsp/936__1003_Ecoli_RLEcoli2493_MOPSminGlu_37C_SigmaS_ChIPexo__ChIPseq/run299.456-166-1003a-Sig-S-Lib_TAGCTT_L007_R1_bowtie_trim-5_3_-3_40.sam -X 500"</text:p>
          </table:table-cell>
        </table:table-row>
        <table:table-row table:style-name="ro2">
          <table:table-cell table:style-name="ce16" office:value-type="string" calcext:value-type="string">
            <text:p>/NO_BACKUP/KelesGroup_DongjunChung/ChIP-exo/Landick_ChIP-exo/aligned_read_files</text:p>
          </table:table-cell>
          <table:table-cell table:style-name="ce16" office:value-type="string" calcext:value-type="string">
            <text:p>937/run299.456-166-1003b-Sig-70-Lib_GGCTAC_L007_R1_bowtie_trim-5_3_-3_40.sam</text:p>
          </table:table-cell>
          <table:table-cell table:style-name="ce17" office:value-type="float" office:value="16423038" calcext:value-type="float">
            <text:p>16,423,038</text:p>
          </table:table-cell>
          <table:table-cell table:style-name="ce16" office:value-type="string" calcext:value-type="string">
            <text:p>ID:Bowtie</text:p>
          </table:table-cell>
          <table:table-cell table:style-name="ce16" office:value-type="string" calcext:value-type="string">
            <text:p>VN:0.12.5</text:p>
          </table:table-cell>
          <table:table-cell table:style-name="ce16" office:value-type="string" calcext:value-type="string">
            <text:p>CL:"bowtie /home/GLBRCORG/iong/MG1655_data/bowtie_index/ecoli_NC_000913.2 /home/GLBRCORG/iong/mds/937__1003_Ecoli_RLEcoli2493_MOPSminGlu_37C_Sigma70_ChIPexo__ChIPseq/run299.456-166-1003b-Sig-70-Lib_GGCTAC_L007_R1.fastq -m 1 -l 55 -k 1 -5 3 -3 40 --best -S /home/GLBRCORG/iong/mdsp/937__1003_Ecoli_RLEcoli2493_MOPSminGlu_37C_Sigma70_ChIPexo__ChIPseq/run299.456-166-1003b-Sig-70-Lib_GGCTAC_L007_R1_bowtie_trim-5_3_-3_40.sam -X 500"</text:p>
          </table:table-cell>
        </table:table-row>
        <table:table-row table:style-name="ro2">
          <table:table-cell table:style-name="ce16" office:value-type="string" calcext:value-type="string">
            <text:p>/NO_BACKUP/KelesGroup_DongjunChung/ChIP-exo/Landick_ChIP-exo/aligned_read_files</text:p>
          </table:table-cell>
          <table:table-cell table:style-name="ce16" office:value-type="string" calcext:value-type="string">
            <text:p>938/run299.456-166-1003b-Sig-S-Lib_CTTGTA_L007_R1_bowtie_trim-5_3_-3_40.sam</text:p>
          </table:table-cell>
          <table:table-cell table:style-name="ce17" office:value-type="float" office:value="15060792" calcext:value-type="float">
            <text:p>15,060,792</text:p>
          </table:table-cell>
          <table:table-cell table:style-name="ce16" office:value-type="string" calcext:value-type="string">
            <text:p>ID:Bowtie</text:p>
          </table:table-cell>
          <table:table-cell table:style-name="ce16" office:value-type="string" calcext:value-type="string">
            <text:p>VN:0.12.5</text:p>
          </table:table-cell>
          <table:table-cell table:style-name="ce16" office:value-type="string" calcext:value-type="string">
            <text:p>CL:"bowtie /home/GLBRCORG/iong/MG1655_data/bowtie_index/ecoli_NC_000913.2 /home/GLBRCORG/iong/mds/938__1003_Ecoli_RLEcoli2493_MOPSminGlu_37C_SigmaS_ChIPexo__ChIPseq/run299.456-166-1003b-Sig-S-Lib_CTTGTA_L007_R1.fastq -m 1 -l 55 -k 1 -5 3 -3 40 --best -S /home/GLBRCORG/iong/mdsp/938__1003_Ecoli_RLEcoli2493_MOPSminGlu_37C_SigmaS_ChIPexo__ChIPseq/run299.456-166-1003b-Sig-S-Lib_CTTGTA_L007_R1_bowtie_trim-5_3_-3_40.sam -X 500"</text:p>
          </table:table-cell>
        </table:table-row>
        <table:table-row table:style-name="ro2" table:number-rows-repeated="15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Comp" table:style-name="ta1">
        <office:forms form:automatic-focus="false" form:apply-design-mode="false"/>
        <table:table-column table:style-name="co23" table:default-cell-style-name="ce23"/>
        <table:table-column table:style-name="co24" table:default-cell-style-name="ce23"/>
        <table:table-column table:style-name="co25" table:default-cell-style-name="ce23"/>
        <table:table-column table:style-name="co26" table:default-cell-style-name="ce23"/>
        <table:table-column table:style-name="co27" table:default-cell-style-name="ce23"/>
        <table:table-column table:style-name="co28" table:default-cell-style-name="ce25"/>
        <table:table-column table:style-name="co29" table:number-columns-repeated="2" table:default-cell-style-name="ce25"/>
        <table:table-column table:style-name="co30" table:default-cell-style-name="ce27"/>
        <table:table-column table:style-name="co16" table:number-columns-repeated="2" table:default-cell-style-name="Default"/>
        <table:table-row table:style-name="ro2">
          <table:table-cell table:style-name="ce11" office:value-type="string" calcext:value-type="string">
            <text:p>data</text:p>
          </table:table-cell>
          <table:table-cell table:style-name="ce11" office:value-type="string" calcext:value-type="string">
            <text:p>ip</text:p>
          </table:table-cell>
          <table:table-cell table:style-name="ce11" office:value-type="string" calcext:value-type="string">
            <text:p>condition</text:p>
          </table:table-cell>
          <table:table-cell table:style-name="ce11" office:value-type="string" calcext:value-type="string">
            <text:p>rep</text:p>
          </table:table-cell>
          <table:table-cell table:style-name="ce11" office:value-type="string" calcext:value-type="string">
            <text:p>edsn</text:p>
          </table:table-cell>
          <table:table-cell table:style-name="ce11" office:value-type="string" calcext:value-type="string">
            <text:p>Raw # pairs</text:p>
          </table:table-cell>
          <table:table-cell table:style-name="ce11" office:value-type="string" calcext:value-type="string">
            <text:p>Raw # reads</text:p>
          </table:table-cell>
          <table:table-cell table:style-name="ce11" office:value-type="string" calcext:value-type="string">
            <text:p>Aligned # reads</text:p>
          </table:table-cell>
          <table:table-cell table:style-name="ce11" office:value-type="string" calcext:value-type="string">
            <text:p>Ratio aligned / ra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o</text:p>
          </table:table-cell>
          <table:table-cell office:value-type="string" calcext:value-type="string">
            <text:p>sig70</text:p>
          </table:table-cell>
          <table:table-cell office:value-type="string" calcext:value-type="string">
            <text:p>0min</text:p>
          </table:table-cell>
          <table:table-cell office:value-type="float" office:value="1" calcext:value-type="float">
            <text:p>1</text:p>
          </table:table-cell>
          <table:table-cell office:value-type="float" office:value="1311" calcext:value-type="float">
            <text:p>1311</text:p>
          </table:table-cell>
          <table:table-cell office:value-type="float" office:value="2101360" calcext:value-type="float">
            <text:p>2,101,360</text:p>
          </table:table-cell>
          <table:table-cell table:formula="of:=+[.F2]/2" office:value-type="float" office:value="1050680" calcext:value-type="float">
            <text:p>1,050,680</text:p>
          </table:table-cell>
          <table:table-cell office:value-type="float" office:value="1002850" calcext:value-type="float">
            <text:p>1,002,850</text:p>
          </table:table-cell>
          <table:table-cell table:formula="of:=+[.H2]/[.G2]" office:value-type="percentage" office:value="0.954477100544409" calcext:value-type="percentage">
            <text:p>95.45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o</text:p>
          </table:table-cell>
          <table:table-cell office:value-type="string" calcext:value-type="string">
            <text:p>sig70</text:p>
          </table:table-cell>
          <table:table-cell office:value-type="string" calcext:value-type="string">
            <text:p>20min</text:p>
          </table:table-cell>
          <table:table-cell office:value-type="float" office:value="1" calcext:value-type="float">
            <text:p>1</text:p>
          </table:table-cell>
          <table:table-cell office:value-type="float" office:value="1314" calcext:value-type="float">
            <text:p>1314</text:p>
          </table:table-cell>
          <table:table-cell office:value-type="float" office:value="4231716" calcext:value-type="float">
            <text:p>4,231,716</text:p>
          </table:table-cell>
          <table:table-cell table:formula="of:=+[.F3]/2" office:value-type="float" office:value="2115858" calcext:value-type="float">
            <text:p>2,115,858</text:p>
          </table:table-cell>
          <table:table-cell office:value-type="float" office:value="2023464" calcext:value-type="float">
            <text:p>2,023,464</text:p>
          </table:table-cell>
          <table:table-cell table:formula="of:=+[.H3]/[.G3]" office:value-type="percentage" office:value="0.956332608331939" calcext:value-type="percentage">
            <text:p>95.63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o</text:p>
          </table:table-cell>
          <table:table-cell office:value-type="string" calcext:value-type="string">
            <text:p>sig70</text:p>
          </table:table-cell>
          <table:table-cell office:value-type="string" calcext:value-type="string">
            <text:p>0min</text:p>
          </table:table-cell>
          <table:table-cell office:value-type="float" office:value="2" calcext:value-type="float">
            <text:p>2</text:p>
          </table:table-cell>
          <table:table-cell office:value-type="float" office:value="1317" calcext:value-type="float">
            <text:p>1317</text:p>
          </table:table-cell>
          <table:table-cell office:value-type="float" office:value="4889796" calcext:value-type="float">
            <text:p>4,889,796</text:p>
          </table:table-cell>
          <table:table-cell table:formula="of:=+[.F4]/2" office:value-type="float" office:value="2444898" calcext:value-type="float">
            <text:p>2,444,898</text:p>
          </table:table-cell>
          <table:table-cell office:value-type="float" office:value="2354504" calcext:value-type="float">
            <text:p>2,354,504</text:p>
          </table:table-cell>
          <table:table-cell table:formula="of:=+[.H4]/[.G4]" office:value-type="percentage" office:value="0.963027496443614" calcext:value-type="percentage">
            <text:p>96.3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o</text:p>
          </table:table-cell>
          <table:table-cell office:value-type="string" calcext:value-type="string">
            <text:p>sig70</text:p>
          </table:table-cell>
          <table:table-cell office:value-type="string" calcext:value-type="string">
            <text:p>20min</text:p>
          </table:table-cell>
          <table:table-cell office:value-type="float" office:value="2" calcext:value-type="float">
            <text:p>2</text:p>
          </table:table-cell>
          <table:table-cell office:value-type="float" office:value="1320" calcext:value-type="float">
            <text:p>1320</text:p>
          </table:table-cell>
          <table:table-cell office:value-type="float" office:value="26463402" calcext:value-type="float">
            <text:p>26,463,402</text:p>
          </table:table-cell>
          <table:table-cell table:formula="of:=+[.F5]/2" office:value-type="float" office:value="13231701" calcext:value-type="float">
            <text:p>13,231,701</text:p>
          </table:table-cell>
          <table:table-cell office:value-type="float" office:value="4403053" calcext:value-type="float">
            <text:p>4,403,053</text:p>
          </table:table-cell>
          <table:table-cell table:formula="of:=+[.H5]/[.G5]" office:value-type="percentage" office:value="0.332765454721203" calcext:value-type="percentage">
            <text:p>33.28%</text:p>
          </table:table-cell>
          <table:table-cell/>
          <table:table-cell office:value-type="string" calcext:value-type="string">
            <text:p>Clearly there is something wrong when bwa was used for alignment</text:p>
          </table:table-cell>
        </table:table-row>
        <table:table-row table:style-name="ro2">
          <table:table-cell table:style-name="ce24" office:value-type="string" calcext:value-type="string">
            <text:p>pet</text:p>
          </table:table-cell>
          <table:table-cell table:style-name="ce24" office:value-type="string" calcext:value-type="string">
            <text:p>sig70</text:p>
          </table:table-cell>
          <table:table-cell table:style-name="ce24" office:value-type="string" calcext:value-type="string">
            <text:p>0min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96" calcext:value-type="float">
            <text:p>1396</text:p>
          </table:table-cell>
          <table:table-cell table:style-name="ce26" office:value-type="float" office:value="23650410" calcext:value-type="float">
            <text:p>23,650,410</text:p>
          </table:table-cell>
          <table:table-cell table:style-name="ce26" table:formula="of:=+[.F6]" office:value-type="float" office:value="23650410" calcext:value-type="float">
            <text:p>23,650,410</text:p>
          </table:table-cell>
          <table:table-cell table:style-name="ce26" office:value-type="float" office:value="2326770" calcext:value-type="float">
            <text:p>2,326,770</text:p>
          </table:table-cell>
          <table:table-cell table:style-name="ce28" table:formula="of:=+[.H6]/[.G6]" office:value-type="percentage" office:value="0.0983818039518131" calcext:value-type="percentage">
            <text:p>9.84%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pet</text:p>
          </table:table-cell>
          <table:table-cell table:style-name="ce24" office:value-type="string" calcext:value-type="string">
            <text:p>sig70</text:p>
          </table:table-cell>
          <table:table-cell table:style-name="ce24" office:value-type="string" calcext:value-type="string">
            <text:p>20min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98" calcext:value-type="float">
            <text:p>1398</text:p>
          </table:table-cell>
          <table:table-cell table:style-name="ce26" office:value-type="float" office:value="29971544" calcext:value-type="float">
            <text:p>29,971,544</text:p>
          </table:table-cell>
          <table:table-cell table:style-name="ce26" table:formula="of:=+[.F7]" office:value-type="float" office:value="29971544" calcext:value-type="float">
            <text:p>29,971,544</text:p>
          </table:table-cell>
          <table:table-cell table:style-name="ce26" office:value-type="float" office:value="1872148" calcext:value-type="float">
            <text:p>1,872,148</text:p>
          </table:table-cell>
          <table:table-cell table:style-name="ce28" table:formula="of:=+[.H7]/[.G7]" office:value-type="percentage" office:value="0.0624641826927568" calcext:value-type="percentage">
            <text:p>6.25%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pet</text:p>
          </table:table-cell>
          <table:table-cell table:style-name="ce24" office:value-type="string" calcext:value-type="string">
            <text:p>sig70</text:p>
          </table:table-cell>
          <table:table-cell table:style-name="ce24" office:value-type="string" calcext:value-type="string">
            <text:p>0min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400" calcext:value-type="float">
            <text:p>1400</text:p>
          </table:table-cell>
          <table:table-cell table:style-name="ce26" office:value-type="float" office:value="18011282" calcext:value-type="float">
            <text:p>18,011,282</text:p>
          </table:table-cell>
          <table:table-cell table:style-name="ce26" table:formula="of:=+[.F8]" office:value-type="float" office:value="18011282" calcext:value-type="float">
            <text:p>18,011,282</text:p>
          </table:table-cell>
          <table:table-cell table:style-name="ce26" office:value-type="float" office:value="2426548" calcext:value-type="float">
            <text:p>2,426,548</text:p>
          </table:table-cell>
          <table:table-cell table:style-name="ce28" table:formula="of:=+[.H8]/[.G8]" office:value-type="percentage" office:value="0.13472378035056" calcext:value-type="percentage">
            <text:p>13.47%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pet</text:p>
          </table:table-cell>
          <table:table-cell table:style-name="ce24" office:value-type="string" calcext:value-type="string">
            <text:p>sig70</text:p>
          </table:table-cell>
          <table:table-cell table:style-name="ce24" office:value-type="string" calcext:value-type="string">
            <text:p>20min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402" calcext:value-type="float">
            <text:p>1402</text:p>
          </table:table-cell>
          <table:table-cell table:style-name="ce26" office:value-type="float" office:value="28005996" calcext:value-type="float">
            <text:p>28,005,996</text:p>
          </table:table-cell>
          <table:table-cell table:style-name="ce26" table:formula="of:=+[.F9]" office:value-type="float" office:value="28005996" calcext:value-type="float">
            <text:p>28,005,996</text:p>
          </table:table-cell>
          <table:table-cell table:style-name="ce26" office:value-type="float" office:value="1887709" calcext:value-type="float">
            <text:p>1,887,709</text:p>
          </table:table-cell>
          <table:table-cell table:style-name="ce28" table:formula="of:=+[.H9]/[.G9]" office:value-type="percentage" office:value="0.0674037445409904" calcext:value-type="percentage">
            <text:p>6.74%</text:p>
          </table:table-cell>
          <table:table-cell table:number-columns-repeated="2"/>
        </table:table-row>
        <table:table-row table:style-name="ro2">
          <table:table-cell table:style-name="Default" table:number-columns-repeated="9"/>
          <table:table-cell table:number-columns-repeated="2"/>
        </table:table-row>
        <table:table-row table:style-name="ro2">
          <table:table-cell table:style-name="Default" table:number-columns-repeated="7"/>
          <table:table-cell table:style-name="ce22" office:value-type="float" office:value="13231701" calcext:value-type="float">
            <text:p>13,231,701</text:p>
          </table:table-cell>
          <table:table-cell table:style-name="Default"/>
          <table:table-cell table:number-columns-repeated="2"/>
        </table:table-row>
      </table:table>
      <table:named-expressions/>
      <table:database-ranges>
        <table:database-range table:name="__Anonymous_DB__1" table:target-range-address="Aligned.D2:Aligned.D13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3">00/00/0000</text:date>, <text:time style:data-style-name="N2" text:time-value="18:44:28.067727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e </meta:initial-creator>
    <meta:creation-date>2015-12-29T15:06:08.695934813</meta:creation-date>
    <meta:generator>LibreOffice/4.2.8.2$Linux_X86_64 LibreOffice_project/420m0$Build-2</meta:generator>
    <dc:date>2016-01-03T21:13:35.319042744</dc:date>
    <dc:creator>Rene </dc:creator>
    <meta:editing-duration>PT3H21M36S</meta:editing-duration>
    <meta:editing-cycles>33</meta:editing-cycles>
    <meta:document-statistic meta:table-count="3" meta:cell-count="1071" meta:object-count="0"/>
  </office:meta>
</office:document-meta>
</file>